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9508in"/>
    </style:style>
    <style:style style:name="co15" style:family="table-column">
      <style:table-column-properties fo:break-before="auto" style:column-width="1.4472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7in"/>
    </style:style>
    <style:style style:name="co19" style:family="table-column">
      <style:table-column-properties fo:break-before="auto" style:column-width="0.1819in"/>
    </style:style>
    <style:style style:name="co20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1.5pt solid #000000" style:rotation-angle="0" style:rotation-align="none" fo:border-top="1.76pt solid #000000" style:vertical-align="middle"/>
      <style:paragraph-properties fo:text-align="center" fo:margin-left="0in"/>
    </style:style>
    <style:style style:name="ce6" style:family="table-cell" style:parent-style-name="Pivot_20_Table_20_Category" style:data-style-name="N100">
      <style:table-cell-properties fo:border-bottom="0.99pt solid #000000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none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Pivot_20_Table_20_Category" style:data-style-name="N100">
      <style:table-cell-properties fo:border-bottom="0.99pt solid #000000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none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fo:padding-bottom="0.0138in" fo:padding-left="0.0835in" fo:padding-right="0.0835in" fo:padding-top="0.0138in" fo:border-right="none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style:text-align-source="fix" style:repeat-content="false" fo:border-left="1.76pt solid #000000" fo:padding-bottom="0.0138in" fo:padding-left="0.0835in" fo:padding-right="0.0835in" fo:padding-top="0.0138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1.5pt solid #000000" style:rotation-angle="0" style:rotation-align="none" fo:border-top="1.76pt solid #000000" style:vertical-align="middle"/>
      <style:paragraph-properties fo:text-align="center" fo:margin-left="0in"/>
    </style:style>
    <style:style style:name="ce15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0.99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-bottom="0.99pt solid #000000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17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1.5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1.5pt solid #000000" fo:padding-bottom="0.0138in" fo:padding-left="0.0835in" fo:padding-right="0.0835in" fo:padding-top="0.0138in" fo:border-right="none" fo:border-top="none" style:vertical-align="middle"/>
      <style:paragraph-properties fo:text-align="center"/>
    </style:style>
    <style:style style:name="ce20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1.5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0.99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1.5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1.76pt solid #000000" style:text-align-source="fix" style:repeat-content="false" fo:border-left="1.5pt solid #000000" fo:padding-bottom="0.0138in" fo:padding-left="0.0835in" fo:padding-right="0.0835in" fo:padding-top="0.0138in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Pivot_20_Table_20_Category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31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Pivot_20_Table_20_Category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</style:style>
    <style:style style:name="ce34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</style:style>
    <style:style style:name="ce37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1.76pt solid #000000" style:text-align-source="fix" style:repeat-content="false" fo:border-left="none" fo:padding-bottom="0.0138in" fo:padding-left="0.0835in" fo:padding-right="0.0835in" fo:padding-top="0.0138in" fo:border-right="0.99pt solid #000000" fo:border-top="non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1.76pt solid #000000" style:text-align-source="fix" style:repeat-content="false" fo:border-left="none" fo:padding-bottom="0.0138in" fo:padding-left="0.0835in" fo:padding-right="0.0835in" fo:padding-top="0.0138in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1.76pt solid #000000" style:text-align-source="fix" style:repeat-content="false" fo:border-left="1.5pt solid #000000" fo:padding-bottom="0.0138in" fo:padding-left="0.0835in" fo:padding-right="0.0835in" fo:padding-top="0.0138in" fo:border-right="1.5pt solid #000000" fo:border-top="1.7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Pivot_20_Table_20_Result">
      <style:table-cell-properties fo:border-bottom="none" style:text-align-source="fix" style:repeat-content="false" fo:border-left="none" fo:padding-bottom="0.0138in" fo:padding-left="0.0835in" fo:padding-right="0.0835in" fo:padding-top="0.0138in" fo:border-right="1.5pt solid #000000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Pivot_20_Table_20_Res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none" fo:border-top="none" style:vertical-align="middle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47" style:family="table-cell" style:parent-style-name="Pivot_20_Table_20_Result">
      <style:table-cell-properties fo:border-bottom="none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Pivot_20_Table_20_Result">
      <style:table-cell-properties style:text-align-source="fix" style:repeat-content="false" fo:border="none" fo:padding-bottom="0.0138in" fo:padding-left="0.0835in" fo:padding-right="0.0835in" fo:padding-top="0.0138in" style:vertical-align="middle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49" style:family="table-cell" style:parent-style-name="Pivot_20_Table_20_Result">
      <style:table-cell-properties fo:border-bottom="none" style:text-align-source="fix" style:repeat-content="false" fo:border-left="none" fo:padding-bottom="0.0138in" fo:padding-left="0.0835in" fo:padding-right="0.0835in" fo:padding-top="0.0138in" fo:border-right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Pivot_20_Table_20_Res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51" style:family="table-cell" style:parent-style-name="Pivot_20_Table_20_Result">
      <style:table-cell-properties style:text-align-source="fix" style:repeat-content="false" fo:border="none" fo:padding-bottom="0.0138in" fo:padding-left="0.0835in" fo:padding-right="0.0835in" fo:padding-top="0.0138in" style:vertical-align="middle"/>
      <style:paragraph-properties fo:text-align="end" fo:margin-left="0in"/>
      <style:text-properties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52" style:family="table-cell" style:parent-style-name="Pivot_20_Table_20_Res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1.5pt solid #000000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none" fo:border-top="none" style:vertical-align="middle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 fo:padding-bottom="0.0138in" fo:padding-left="0.0835in" fo:padding-right="0.0835in" fo:padding-top="0.0138in" style:vertical-align="middle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99pt solid #000000" style:diagonal-bl-tr="none" style:diagonal-tl-br="none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order-bottom="1.76pt solid #000000" style:text-align-source="fix" style:repeat-content="false" fo:border-left="none" fo:padding-bottom="0.0138in" fo:padding-left="0.0835in" fo:padding-right="0.0835in" fo:padding-top="0.0138in" fo:border-right="none" fo:border-top="none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Pivot_20_Table_20_Result">
      <style:table-cell-properties fo:border-bottom="none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62" style:family="table-cell" style:parent-style-name="Pivot_20_Table_20_Res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1.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1.76pt solid #000000" style:text-align-source="fix" style:repeat-content="false" fo:border-left="none" fo:padding-bottom="0.0138in" fo:padding-left="0.0835in" fo:padding-right="0.0835in" fo:padding-top="0.0138in" fo:border-right="1.5pt solid #000000" fo:border-top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5pt solid #000000" fo:padding-bottom="0.0138in" fo:padding-left="0.0835in" fo:padding-right="0.0835in" fo:padding-top="0.0138in" fo:border-right="1.76pt solid #000000" style:rotation-angle="0" style:rotation-align="none" fo:border-top="1.76pt solid #000000" style:vertical-align="middle"/>
      <style:paragraph-properties fo:text-align="center" fo:margin-left="0in"/>
    </style:style>
    <style:style style:name="ce68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0.99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Pivot_20_Table_20_Category" style:data-style-name="N0">
      <style:table-cell-properties fo:border-bottom="0.99pt solid #000000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70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0.99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0.99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0.99pt solid #000000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1.76pt solid #000000" style:text-align-source="fix" style:repeat-content="false" fo:border-left="0.99pt solid #000000" fo:padding-bottom="0.0138in" fo:padding-left="0.0835in" fo:padding-right="0.0835in" fo:padding-top="0.0138in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77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1.76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Pivot_20_Table_20_Category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79" style:family="table-cell" style:parent-style-name="Pivot_20_Table_20_Category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1.76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Pivot_20_Table_20_Category" style:data-style-name="N0">
      <style:table-cell-properties style:diagonal-bl-tr="none" style:diagonal-tl-br="none" style:text-align-source="fix" style:repeat-content="false" fo:wrap-option="no-wrap" fo:border="none" fo:padding-bottom="0.0138in" fo:padding-left="0.0835in" fo:padding-right="0.0835in" fo:padding-top="0.0138in" style:rotation-angle="0" style:rotation-align="none" style:vertical-align="middle"/>
      <style:paragraph-properties fo:text-align="end" fo:margin-left="0in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1.76pt solid #000000" style:rotation-angle="0" style:rotation-align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fo:padding-bottom="0.0138in" fo:padding-left="0.0835in" fo:padding-right="0.0835in" fo:padding-top="0.0138in" style:rotation-angle="0" style:rotation-align="none" style:vertical-align="middle"/>
      <style:paragraph-properties fo:text-align="end" fo:margin-left="0in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1.76pt solid #000000" style:rotation-angle="0" style:rotation-align="none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none" style:rotation-angle="0" style:rotation-align="none" fo:border-top="none" style:vertical-align="middle"/>
      <style:paragraph-properties fo:text-align="end" fo:margin-left="0in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1.76pt solid #000000" style:text-align-source="fix" style:repeat-content="false" fo:border-left="none" fo:padding-bottom="0.0138in" fo:padding-left="0.0835in" fo:padding-right="0.0835in" fo:padding-top="0.0138in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86" style:family="table-cell" style:parent-style-name="Pivot_20_Table_20_Category" style:data-style-name="N0">
      <style:table-cell-properties fo:border-bottom="0.99pt solid #000000" style:diagonal-bl-tr="none" style:diagonal-tl-br="none" style:text-align-source="fix" style:repeat-content="false" fo:wrap-option="no-wrap" fo:border-left="none" fo:padding-bottom="0.0138in" fo:padding-left="0.0835in" fo:padding-right="0.0835in" fo:padding-top="0.0138in" fo:border-right="1.76pt solid #000000" style:rotation-angle="0" style:rotation-align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1.7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1.76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style:text-align-source="fix" style:repeat-content="false" fo:border-left="none" fo:padding-bottom="0.0138in" fo:padding-left="0.0835in" fo:padding-right="0.0835in" fo:padding-top="0.0138in" fo:border-right="1.76pt solid #000000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1.76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99pt solid #000000" style:text-align-source="fix" style:repeat-content="false" fo:border-left="none" fo:padding-bottom="0.0138in" fo:padding-left="0.0835in" fo:padding-right="0.0835in" fo:padding-top="0.0138in" fo:border-right="1.76pt solid #000000" fo:border-top="none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1.76pt solid #000000" style:text-align-source="fix" style:repeat-content="false" fo:border-left="none" fo:padding-bottom="0.0138in" fo:padding-left="0.0835in" fo:padding-right="0.0835in" fo:padding-top="0.0138in" fo:border-right="1.76pt solid #000000" fo:border-top="none"/>
      <style:paragraph-properties fo:text-align="start" fo:margin-left="0in"/>
      <style:text-properties fo:font-size="8pt" style:font-size-asian="8pt" style:font-size-complex="8pt"/>
    </style:style>
    <style:style style:name="ce93" style:family="table-cell" style:parent-style-name="Pivot_20_Table_20_Field" style:data-style-name="N2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94" style:family="table-cell" style:parent-style-name="Pivot_20_Table_20_Category" style:data-style-name="N2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</style:style>
    <style:style style:name="ce95" style:family="table-cell" style:parent-style-name="Pivot_20_Table_20_Category" style:data-style-name="N2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96" style:family="table-cell" style:parent-style-name="Pivot_20_Table_20_Corner" style:data-style-name="N2">
      <style:table-cell-properties fo:border-bottom="0.06pt solid #4c1900" style:diagonal-bl-tr="none" style:diagonal-tl-br="none" style:text-align-source="value-type" style:repeat-content="false" fo:wrap-option="no-wrap" fo:border-left="none" fo:padding="0.0138in" fo:border-right="0.06pt solid #4c1900" style:rotation-angle="0" style:rotation-align="none" fo:border-top="0.06pt solid #4c1900" style:vertical-align="automatic"/>
    </style:style>
    <style:style style:name="ce97" style:family="table-cell" style:parent-style-name="Pivot_20_Table_20_Value" style:data-style-name="N2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</style:style>
    <style:style style:name="ce98" style:family="table-cell" style:parent-style-name="Pivot_20_Table_20_Value" style:data-style-name="N2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0.06pt solid #ff6633" style:vertical-align="automatic"/>
    </style:style>
    <style:style style:name="ce99" style:family="table-cell" style:parent-style-name="Pivot_20_Table_20_Corner" style:data-style-name="N2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100" style:family="table-cell" style:parent-style-name="Pivot_20_Table_20_Value" style:data-style-name="N2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</style:style>
    <style:style style:name="ce101" style:family="table-cell" style:parent-style-name="Pivot_20_Table_20_Value" style:data-style-name="N2">
      <style:table-cell-properties style:diagonal-bl-tr="none" style:diagonal-tl-br="none" style:text-align-source="value-type" style:repeat-content="false" fo:wrap-option="no-wrap" fo:border="0.06pt solid #ff6633" fo:padding="0.0138in" style:rotation-angle="0" style:rotation-align="none" style:vertical-align="automatic"/>
    </style:style>
    <style:style style:name="ce10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Pivot_20_Table_20_Category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LL" table:style-name="ta1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ec.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chop-move.html" xlink:type="simple">Cross Chop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tone-edge-move.html" xlink:type="simple">Stone Edge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.1</text:p>
          </table:table-cell>
          <table:table-cell office:value-type="float" office:value="32.3" calcext:value-type="float">
            <text:p>32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lizzard-move.html" xlink:type="simple">Blizzard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32.1" calcext:value-type="float">
            <text:p>32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ody-slam-move.html" xlink:type="simple">Body Slam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.56" calcext:value-type="float">
            <text:p>1.56</text:p>
          </table:table-cell>
          <table:table-cell office:value-type="float" office:value="32.1" calcext:value-type="float">
            <text:p>32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urricane-move.html" xlink:type="simple">Hurricane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31.3" calcext:value-type="float">
            <text:p>31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megahorn-move.html" xlink:type="simple">Megahorn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31.3" calcext:value-type="float">
            <text:p>31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whip-move.html" xlink:type="simple">Power Whip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.8</text:p>
          </table:table-cell>
          <table:table-cell office:value-type="float" office:value="31.3" calcext:value-type="float">
            <text:p>31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olar-beam-move.html" xlink:type="simple">Solar Beam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  <table:table-cell office:value-type="float" office:value="30.6" calcext:value-type="float">
            <text:p>30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blast-move.html" xlink:type="simple">Fire Blast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  <table:table-cell office:value-type="float" office:value="30.5" calcext:value-type="float">
            <text:p>30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chop-move.html" xlink:type="simple">Cross Chop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beam-move.html" xlink:type="simple">Hyper Beam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earthquake-move.html" xlink:type="simple">Earthquake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29.8" calcext:value-type="float">
            <text:p>29.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hydro-pump-move.html" xlink:type="simple">Hydro Pump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29.6" calcext:value-type="float">
            <text:p>29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move.html" xlink:type="simple">Thunder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  <table:table-cell office:value-type="float" office:value="29.1" calcext:value-type="float">
            <text:p>29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claw-move.html" xlink:type="simple">Dragon Claw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gunk-shot-move.html" xlink:type="simple">Gunk Shot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7.1" calcext:value-type="float">
            <text:p>27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bomb-move.html" xlink:type="simple">Sludge Bomb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.6</text:p>
          </table:table-cell>
          <table:table-cell office:value-type="float" office:value="26.4" calcext:value-type="float">
            <text:p>26.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eat-wave-move.html" xlink:type="simple">Heat Wave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.8</text:p>
          </table:table-cell>
          <table:table-cell office:value-type="float" office:value="26.3" calcext:value-type="float">
            <text:p>26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moonblast-move.html" xlink:type="simple">Moonblast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5" calcext:value-type="float">
            <text:p>85</text:p>
          </table:table-cell>
          <table:table-cell office:value-type="float" office:value="4.1" calcext:value-type="float">
            <text:p>4.1</text:p>
          </table:table-cell>
          <table:table-cell office:value-type="float" office:value="25.9" calcext:value-type="float">
            <text:p>25.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tone-edge-move.html" xlink:type="simple">Stone Edge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.1</text:p>
          </table:table-cell>
          <table:table-cell office:value-type="float" office:value="25.8" calcext:value-type="float">
            <text:p>25.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wave-move.html" xlink:type="simple">Sludge Wave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.4</text:p>
          </table:table-cell>
          <table:table-cell office:value-type="float" office:value="25.7" calcext:value-type="float">
            <text:p>25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lizzard-move.html" xlink:type="simple">Blizzard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25.6" calcext:value-type="float">
            <text:p>25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ody-slam-move.html" xlink:type="simple">Body Slam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.56" calcext:value-type="float">
            <text:p>1.56</text:p>
          </table:table-cell>
          <table:table-cell office:value-type="float" office:value="25.6" calcext:value-type="float">
            <text:p>25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bolt-move.html" xlink:type="simple">Thunderbolt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 office:value-type="float" office:value="25.5" calcext:value-type="float">
            <text:p>25.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etal-blizzard-move.html" xlink:type="simple">Petal Blizzard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25.4" calcext:value-type="float">
            <text:p>25.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urricane-move.html" xlink:type="simple">Hurricane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megahorn-move.html" xlink:type="simple">Megahorn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whip-move.html" xlink:type="simple">Power Whip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leaf-blade-move.html" xlink:type="simple">Leaf Blade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ic-move.html" xlink:type="simple">Psychic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solar-beam-move.html" xlink:type="simple">Solar Beam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  <table:table-cell office:value-type="float" office:value="24.5" calcext:value-type="float">
            <text:p>24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blast-move.html" xlink:type="simple">Fire Blast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  <table:table-cell office:value-type="float" office:value="24.4" calcext:value-type="float">
            <text:p>24.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beam-move.html" xlink:type="simple">Hyper Beam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tail-move.html" xlink:type="simple">Aqua Tail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.35" calcext:value-type="float">
            <text:p>2.35</text:p>
          </table:table-cell>
          <table:table-cell office:value-type="float" office:value="23.9" calcext:value-type="float">
            <text:p>23.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earthquake-move.html" xlink:type="simple">Earthquake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23.8" calcext:value-type="float">
            <text:p>23.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thrower-move.html" xlink:type="simple">Flamethrower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23.7" calcext:value-type="float">
            <text:p>23.7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lay-rough-move.html" xlink:type="simple">Play Rough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23.7" calcext:value-type="float">
            <text:p>23.7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ydro-pump-move.html" xlink:type="simple">Hydro Pump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23.7" calcext:value-type="float">
            <text:p>23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rick-break-move.html" xlink:type="simple">Brick Break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23.4" calcext:value-type="float">
            <text:p>23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move.html" xlink:type="simple">Thunder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pulse-move.html" xlink:type="simple">Dragon Pulse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.6</text:p>
          </table:table-cell>
          <table:table-cell office:value-type="float" office:value="22.6" calcext:value-type="float">
            <text:p>22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ice-beam-move.html" xlink:type="simple">Ice Beam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5" calcext:value-type="float">
            <text:p>3.65</text:p>
          </table:table-cell>
          <table:table-cell office:value-type="float" office:value="22.3" calcext:value-type="float">
            <text:p>22.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uzz-move.html" xlink:type="simple">Bug Buzz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.25" calcext:value-type="float">
            <text:p>4.25</text:p>
          </table:table-cell>
          <table:table-cell office:value-type="float" office:value="22.1" calcext:value-type="float">
            <text:p>22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claw-move.html" xlink:type="simple">Dragon Claw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gunk-shot-move.html" xlink:type="simple">Gunk Shot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1.7" calcext:value-type="float">
            <text:p>21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bomb-move.html" xlink:type="simple">Sludge Bom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.6</text:p>
          </table:table-cell>
          <table:table-cell office:value-type="float" office:value="21.2" calcext:value-type="float">
            <text:p>21.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eat-wave-move.html" xlink:type="simple">Heat Wave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.8</text:p>
          </table:table-cell>
          <table:table-cell office:value-type="float" office:value="21.1" calcext:value-type="float">
            <text:p>21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poison-move.html" xlink:type="simple">Cross Poison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eed-bomb-move.html" xlink:type="simple">Seed Bomb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punch-move.html" xlink:type="simple">Thunder Punch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fang-move.html" xlink:type="simple">Hyper Fang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x-scissor-move.html" xlink:type="simple">X-Scissor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oonblast-move.html" xlink:type="simple">Moonblast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5" calcext:value-type="float">
            <text:p>85</text:p>
          </table:table-cell>
          <table:table-cell office:value-type="float" office:value="4.1" calcext:value-type="float">
            <text:p>4.1</text:p>
          </table:table-cell>
          <table:table-cell office:value-type="float" office:value="20.7" calcext:value-type="float">
            <text:p>20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wave-move.html" xlink:type="simple">Sludge Wave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.4</text:p>
          </table:table-cell>
          <table:table-cell office:value-type="float" office:value="20.6" calcext:value-type="float">
            <text:p>20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bolt-move.html" xlink:type="simple">Thunderbolt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 office:value-type="float" office:value="20.4" calcext:value-type="float">
            <text:p>20.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etal-blizzard-move.html" xlink:type="simple">Petal Blizzard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20.3" calcext:value-type="float">
            <text:p>20.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leaf-blade-move.html" xlink:type="simple">Leaf Blade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19.6" calcext:value-type="float">
            <text:p>19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ic-move.html" xlink:type="simple">Psychic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19.6" calcext:value-type="float">
            <text:p>19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one-club-move.html" xlink:type="simple">Bone Club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9.5" calcext:value-type="float">
            <text:p>19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lide-move.html" xlink:type="simple">Rock Slide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.2</text:p>
          </table:table-cell>
          <table:table-cell office:value-type="float" office:value="19.5" calcext:value-type="float">
            <text:p>19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flash-cannon-move.html" xlink:type="simple">Flash Cannon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office:value-type="float" office:value="19.2" calcext:value-type="float">
            <text:p>19.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tail-move.html" xlink:type="simple">Aqua Tail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.35" calcext:value-type="float">
            <text:p>2.35</text:p>
          </table:table-cell>
          <table:table-cell office:value-type="float" office:value="19.1" calcext:value-type="float">
            <text:p>19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thrower-move.html" xlink:type="simple">Flamethrower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lay-rough-move.html" xlink:type="simple">Play Rough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rick-break-move.html" xlink:type="simple">Brick Break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18.8" calcext:value-type="float">
            <text:p>18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ron-head-move.html" xlink:type="simple">Iron Head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peck-move.html" xlink:type="simple">Drill Peck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8.5" calcext:value-type="float">
            <text:p>18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syshock-move.html" xlink:type="simple">Psyshock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8.5" calcext:value-type="float">
            <text:p>18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run-move.html" xlink:type="simple">Drill Run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float" office:value="18.4" calcext:value-type="float">
            <text:p>18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ball-move.html" xlink:type="simple">Shadow Ball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08" calcext:value-type="float">
            <text:p>3.08</text:p>
          </table:table-cell>
          <table:table-cell office:value-type="float" office:value="18.3" calcext:value-type="float">
            <text:p>18.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ignal-beam-move.html" xlink:type="simple">Signal Beam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18.1" calcext:value-type="float">
            <text:p>18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pulse-move.html" xlink:type="simple">Dragon Pulse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.6</text:p>
          </table:table-cell>
          <table:table-cell office:value-type="float" office:value="18.1" calcext:value-type="float">
            <text:p>18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punch-move.html" xlink:type="simple">Fire Punch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7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float" office:value="17.9" calcext:value-type="float">
            <text:p>17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burst-move.html" xlink:type="simple">Flame Burst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omp-move.html" xlink:type="simple">Stomp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ubmission-move.html" xlink:type="simple">Submission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ce-beam-move.html" xlink:type="simple">Ice Beam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5" calcext:value-type="float">
            <text:p>3.65</text:p>
          </table:table-cell>
          <table:table-cell office:value-type="float" office:value="17.8" calcext:value-type="float">
            <text:p>17.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uzz-move.html" xlink:type="simple">Bug Buzz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.25" calcext:value-type="float">
            <text:p>4.25</text:p>
          </table:table-cell>
          <table:table-cell office:value-type="float" office:value="17.6" calcext:value-type="float">
            <text:p>17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discharge-move.html" xlink:type="simple">Discharge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17.5" calcext:value-type="float">
            <text:p>17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gem-move.html" xlink:type="simple">Power Gem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17.2" calcext:value-type="float">
            <text:p>17.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cald-move.html" xlink:type="simple">Scald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poison-move.html" xlink:type="simple">Cross Poison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low-sweep-move.html" xlink:type="simple">Low Sweep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16.7" calcext:value-type="float">
            <text:p>16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eed-bomb-move.html" xlink:type="simple">Seed Bom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punch-move.html" xlink:type="simple">Thunder Punch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fang-move.html" xlink:type="simple">Hyper Fang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x-scissor-move.html" xlink:type="simple">X-Scissor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azzling-gleam-move.html" xlink:type="simple">Dazzling Gleam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.2</text:p>
          </table:table-cell>
          <table:table-cell office:value-type="float" office:value="16.4" calcext:value-type="float">
            <text:p>16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ound-move.html" xlink:type="simple">Pound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ark-pulse-move.html" xlink:type="simple">Dark Pulse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6.1" calcext:value-type="float">
            <text:p>16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ce-punch-move.html" xlink:type="simple">Ice Punch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6.1" calcext:value-type="float">
            <text:p>16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etal-claw-move.html" xlink:type="simple">Metal Claw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9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15.9" calcext:value-type="float">
            <text:p>15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one-club-move.html" xlink:type="simple">Bone Clu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5.6" calcext:value-type="float">
            <text:p>15.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lide-move.html" xlink:type="simple">Rock Slide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.2</text:p>
          </table:table-cell>
          <table:table-cell office:value-type="float" office:value="15.6" calcext:value-type="float">
            <text:p>15.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flash-cannon-move.html" xlink:type="simple">Flash Cannon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office:value-type="float" office:value="15.4" calcext:value-type="float">
            <text:p>15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o-cut-move.html" xlink:type="simple">Psycho Cut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15.4" calcext:value-type="float">
            <text:p>15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ig-move.html" xlink:type="simple">Dig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9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5.8" calcext:value-type="float">
            <text:p>5.8</text:p>
          </table:table-cell>
          <table:table-cell office:value-type="float" office:value="15.1" calcext:value-type="float">
            <text:p>15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bite-move.html" xlink:type="simple">Bite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breath-move.html" xlink:type="simple">Dragon Breath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ron-head-move.html" xlink:type="simple">Iron Head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cratch-move.html" xlink:type="simple">Scratch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gun-move.html" xlink:type="simple">Water Gun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ing-attack-move.html" xlink:type="simple">Wing Attack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fang-move.html" xlink:type="simple">Fire Fang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4.9" calcext:value-type="float">
            <text:p>14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vice-grip-move.html" xlink:type="simple">Vice Grip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4.9" calcext:value-type="float">
            <text:p>14.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peck-move.html" xlink:type="simple">Drill Peck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4.8" calcext:value-type="float">
            <text:p>14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syshock-move.html" xlink:type="simple">Psyshock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4.8" calcext:value-type="float">
            <text:p>14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run-move.html" xlink:type="simple">Drill Run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float" office:value="14.7" calcext:value-type="float">
            <text:p>14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ball-move.html" xlink:type="simple">Shadow Ball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08" calcext:value-type="float">
            <text:p>3.08</text:p>
          </table:table-cell>
          <table:table-cell office:value-type="float" office:value="14.6" calcext:value-type="float">
            <text:p>14.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ignal-beam-move.html" xlink:type="simple">Signal Beam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14.5" calcext:value-type="float">
            <text:p>14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claw-move.html" xlink:type="simple">Shadow Claw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eint-attack-move.html" xlink:type="simple">Feint Attack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4" calcext:value-type="float">
            <text:p>1.04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bomb-move.html" xlink:type="simple">Mud Bomb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move.html" xlink:type="simple">Sludge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jab-move.html" xlink:type="simple">Poison Jab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4.3" calcext:value-type="float">
            <text:p>14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punch-move.html" xlink:type="simple">Fire Punch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float" office:value="14.3" calcext:value-type="float">
            <text:p>14.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zen-headbutt-move.html" xlink:type="simple">Zen Headbutt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burst-move.html" xlink:type="simple">Flame Burst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omp-move.html" xlink:type="simple">Stomp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ubmission-move.html" xlink:type="simple">Submission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horn-attack-move.html" xlink:type="simple">Horn Attack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14.2" calcext:value-type="float">
            <text:p>14.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eel-wing-move.html" xlink:type="simple">Steel Wing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2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3" calcext:value-type="float">
            <text:p>1.33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discharge-move.html" xlink:type="simple">Discharge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12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ite-move.html" xlink:type="simple">Bug Bite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13.9" calcext:value-type="float">
            <text:p>13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rost-breath-move.html" xlink:type="simple">Frost Breath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13.9" calcext:value-type="float">
            <text:p>13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lap-move.html" xlink:type="simple">Mud Slap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.35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http://www.pokemongodb.net/2016/05/night-slash-move.html" xlink:type="simple">Night Slash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13.9" calcext:value-type="float">
            <text:p>13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gem-move.html" xlink:type="simple">Power Gem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2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13.8" calcext:value-type="float">
            <text:p>13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cald-move.html" xlink:type="simple">Scald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hot-move.html" xlink:type="simple">Mud Shot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ackle-move.html" xlink:type="simple">Tackle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move.html" xlink:type="simple">Bubble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3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http://www.pokemongodb.net/2016/05/vine-whip-move.html" xlink:type="simple">Vine Whip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e-shard-move.html" xlink:type="simple">Ice Shard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agnet-bomb-move.html" xlink:type="simple">Magnet Bomb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low-sweep-move.html" xlink:type="simple">Low Sweep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3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13.3" calcext:value-type="float">
            <text:p>13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jet-move.html" xlink:type="simple">Aqua Jet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.35</text:p>
          </table:table-cell>
          <table:table-cell office:value-type="float" office:value="13.3" calcext:value-type="float">
            <text:p>13.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mash-move.html" xlink:type="simple">Rock Smash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13.3" calcext:value-type="float">
            <text:p>1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7/cut-move.html" xlink:type="simple">Cut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13.3" calcext:value-type="float">
            <text:p>1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7/cut-move.html" xlink:type="simple">Cut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13.3" calcext:value-type="float">
            <text:p>1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pulse-move.html" xlink:type="simple">Water Pulse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4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13.3" calcext:value-type="float">
            <text:p>13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sybeam-move.html" xlink:type="simple">Psybeam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4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13.2" calcext:value-type="float">
            <text:p>13.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azzling-gleam-move.html" xlink:type="simple">Dazzling Gleam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14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.2</text:p>
          </table:table-cell>
          <table:table-cell office:value-type="float" office:value="13.1" calcext:value-type="float">
            <text:p>13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fang-move.html" xlink:type="simple">Poison Fang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brine-move.html" xlink:type="simple">Brine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und-move.html" xlink:type="simple">Pound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46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erial-ace-move.html" xlink:type="simple">Aerial Ace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2.9" calcext:value-type="float">
            <text:p>12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beam-move.html" xlink:type="simple">Bubble Beam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2.9" calcext:value-type="float">
            <text:p>12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sting-move.html" xlink:type="simple">Poison Sting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razor-leaf-move.html" xlink:type="simple">Razor Leaf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12.9" calcext:value-type="float">
            <text:p>1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ulldoze-move.html" xlink:type="simple">Bulldoze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5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ark-pulse-move.html" xlink:type="simple">Dark Pulse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2.9" calcext:value-type="float">
            <text:p>12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ce-punch-move.html" xlink:type="simple">Ice Punch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2.9" calcext:value-type="float">
            <text:p>12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etal-claw-move.html" xlink:type="simple">Metal Claw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5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12.7" calcext:value-type="float">
            <text:p>12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lick-move.html" xlink:type="simple">Lick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park-move.html" xlink:type="simple">Spark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ucker-punch-move.html" xlink:type="simple">Sucker Punch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wift-move.html" xlink:type="simple">Swift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confusion-move.html" xlink:type="simple">Confusion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51" calcext:value-type="float">
            <text:p>1.51</text:p>
          </table:table-cell>
          <table:table-cell office:value-type="float" office:value="12.4" calcext:value-type="float">
            <text:p>12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o-cut-move.html" xlink:type="simple">Psycho Cut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ncient-power-move.html" xlink:type="simple">Ancient Power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12.2" calcext:value-type="float">
            <text:p>12.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ominous-wind-move.html" xlink:type="simple">Ominous Wind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6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12.1" calcext:value-type="float">
            <text:p>12.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ig-move.html" xlink:type="simple">Dig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6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5.8" calcext:value-type="float">
            <text:p>5.8</text:p>
          </table:table-cell>
          <table:table-cell office:value-type="float" office:value="12.1" calcext:value-type="float">
            <text:p>12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bite-move.html" xlink:type="simple">Bite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breath-move.html" xlink:type="simple">Dragon Breath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cratch-move.html" xlink:type="simple">Scratch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gun-move.html" xlink:type="simple">Water Gun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ing-attack-move.html" xlink:type="simple">Wing Attack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cid-move.html" xlink:type="simple">Acid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11.9" calcext:value-type="float">
            <text:p>11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ember-move.html" xlink:type="simple">Ember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11.9" calcext:value-type="float">
            <text:p>11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fang-move.html" xlink:type="simple">Fire Fang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1.9" calcext:value-type="float">
            <text:p>11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vice-grip-move.html" xlink:type="simple">Vice Grip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1.9" calcext:value-type="float">
            <text:p>11.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claw-move.html" xlink:type="simple">Shadow Claw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7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11.6" calcext:value-type="float">
            <text:p>11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wister-move.html" xlink:type="simple">Twister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1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11.6" calcext:value-type="float">
            <text:p>11.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feint-attack-move.html" xlink:type="simple">Feint Attack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4" calcext:value-type="float">
            <text:p>1.04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bomb-move.html" xlink:type="simple">Mud Bom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move.html" xlink:type="simple">Sludge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jab-move.html" xlink:type="simple">Poison J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1.4" calcext:value-type="float">
            <text:p>11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zen-headbutt-move.html" xlink:type="simple">Zen Headbutt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air-cutter-move.html" xlink:type="simple">Air Cutter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8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horn-attack-move.html" xlink:type="simple">Horn Attack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8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11.4" calcext:value-type="float">
            <text:p>11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eel-wing-move.html" xlink:type="simple">Steel Wing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8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3" calcext:value-type="float">
            <text:p>1.33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draining-kiss-move.html" xlink:type="simple">Draining Kiss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18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11.2" calcext:value-type="float">
            <text:p>11.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ite-move.html" xlink:type="simple">Bug Bite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rost-breath-move.html" xlink:type="simple">Frost Breath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lap-move.html" xlink:type="simple">Mud Slap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.35</text:p>
          </table:table-cell>
          <table:table-cell office:value-type="float" office:value="11.1" calcext:value-type="float">
            <text:p>11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http://www.pokemongodb.net/2016/05/night-slash-move.html" xlink:type="simple">Night Slash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omb-move.html" xlink:type="simple">Rock Tomb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ruggle-move.html" xlink:type="simple">Struggle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hrow-move.html" xlink:type="simple">Rock Throw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9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36" calcext:value-type="float">
            <text:p>1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hot-move.html" xlink:type="simple">Mud Shot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ackle-move.html" xlink:type="simple">Tackle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wheel-move.html" xlink:type="simple">Flame Wheel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9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10.9" calcext:value-type="float">
            <text:p>10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eck-move.html" xlink:type="simple">Peck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9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move.html" xlink:type="simple">Bubble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9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10.9" calcext:value-type="float">
            <text:p>10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http://www.pokemongodb.net/2016/05/vine-whip-move.html" xlink:type="simple">Vine Whip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196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e-shard-move.html" xlink:type="simple">Ice Shard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10.7" calcext:value-type="float">
            <text:p>10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agnet-bomb-move.html" xlink:type="simple">Magnet Bom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10.7" calcext:value-type="float">
            <text:p>10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jet-move.html" xlink:type="simple">Aqua Jet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.35</text:p>
          </table:table-cell>
          <table:table-cell office:value-type="float" office:value="10.6" calcext:value-type="float">
            <text:p>10.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mash-move.html" xlink:type="simple">Rock Smash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pulse-move.html" xlink:type="simple">Water Pulse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0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10.6" calcext:value-type="float">
            <text:p>10.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sybeam-move.html" xlink:type="simple">Psybeam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20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bullet-punch-move.html" xlink:type="simple">Bullet Punch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low-kick-move.html" xlink:type="simple">Low Kick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fang-move.html" xlink:type="simple">Poison Fang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shock-move.html" xlink:type="simple">Thunder Shock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rine-move.html" xlink:type="simple">Brine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erial-ace-move.html" xlink:type="simple">Aerial Ace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0.3" calcext:value-type="float">
            <text:p>10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beam-move.html" xlink:type="simple">Bubble Beam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0.3" calcext:value-type="float">
            <text:p>10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sting-move.html" xlink:type="simple">Poison Sting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razor-leaf-move.html" xlink:type="simple">Razor Leaf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10.3" calcext:value-type="float">
            <text:p>10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ulldoze-move.html" xlink:type="simple">Bulldoze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2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10.3" calcext:value-type="float">
            <text:p>10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charge-move.html" xlink:type="simple">Flame Charge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1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office:value-type="float" office:value="10.1" calcext:value-type="float">
            <text:p>10.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lick-move.html" xlink:type="simple">Lick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park-move.html" xlink:type="simple">Spark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ucker-punch-move.html" xlink:type="simple">Sucker Punch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wift-move.html" xlink:type="simple">Swift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confusion-move.html" xlink:type="simple">Confusion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21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51" calcext:value-type="float">
            <text:p>1.5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ncient-power-move.html" xlink:type="simple">Ancient Power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1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ominous-wind-move.html" xlink:type="simple">Ominous Wind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22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9.7" calcext:value-type="float">
            <text:p>9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cid-move.html" xlink:type="simple">Acid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ember-move.html" xlink:type="simple">Ember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quick-attack-move.html" xlink:type="simple">Quick Attack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2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ury-cutter-move.html" xlink:type="simple">Fury Cutter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2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://www.pokemongodb.net/2016/05/karate-chop-move.html" xlink:type="simple">Karate Chop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wister-move.html" xlink:type="simple">Twister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2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9.3" calcext:value-type="float">
            <text:p>9.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air-cutter-move.html" xlink:type="simple">Air Cutter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2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9.1" calcext:value-type="float">
            <text:p>9.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raining-kiss-move.html" xlink:type="simple">Draining Kiss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22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8.9" calcext:value-type="float">
            <text:p>8.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omb-move.html" xlink:type="simple">Rock Tom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float" office:value="8.8" calcext:value-type="float">
            <text:p>8.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ruggle-move.html" xlink:type="simple">Struggle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8.8" calcext:value-type="float">
            <text:p>8.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hrow-move.html" xlink:type="simple">Rock Throw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3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36" calcext:value-type="float">
            <text:p>1.36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wheel-move.html" xlink:type="simple">Flame Wheel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3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8.7" calcext:value-type="float">
            <text:p>8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eck-move.html" xlink:type="simple">Peck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3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office:value-type="float" office:value="8.7" calcext:value-type="float">
            <text:p>8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://www.pokemongodb.net/2016/05/bullet-punch-move.html" xlink:type="simple">Bullet Punch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low-kick-move.html" xlink:type="simple">Low Kick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shock-move.html" xlink:type="simple">Thunder Shock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y-wind-move.html" xlink:type="simple">Icy Wind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23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8.2" calcext:value-type="float">
            <text:p>8.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charge-move.html" xlink:type="simple">Flame Charge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3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office:value-type="float" office:value="8.1" calcext:value-type="float">
            <text:p>8.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disarming-voice-move.html" xlink:type="simple">Disarming Voice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23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wrap-move.html" xlink:type="simple">Wrap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4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quick-attack-move.html" xlink:type="simple">Quick Attack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4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ury-cutter-move.html" xlink:type="simple">Fury Cutter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24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://www.pokemongodb.net/2016/05/karate-chop-move.html" xlink:type="simple">Karate Chop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4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y-wind-move.html" xlink:type="simple">Icy Wind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2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6.6" calcext:value-type="float">
            <text:p>6.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disarming-voice-move.html" xlink:type="simple">Disarming Voice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24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6.4" calcext:value-type="float">
            <text:p>6.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wrap-move.html" xlink:type="simple">Wrap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4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splash-move.html" xlink:type="simple">Splash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plash-move.html" xlink:type="simple">Splash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spanned="8" table:number-rows-spanned="1"/>
          <table:covered-table-cell table:number-columns-repeated="7" table:style-name="Default"/>
        </table:table-row>
      </table:table>
      <table:table table:name="DP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Rank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string" calcext:value-type="string">
            <text:p><text:a xlink:href="http://www.pokemongodb.net/2016/05/megahorn-move.html" xlink:type="simple">Megahorn w/ STAB</text:a></text:p>
          </table:table-cell>
          <table:table-cell table:style-name="ce1" office:value-type="string" calcext:value-type="string">
            <text:p>#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a xlink:href="http://www.pokemongodb.net/2016/05/megahorn-move.html" xlink:type="simple">Megahorn</text:a></text:p>
          </table:table-cell>
          <table:table-cell table:style-name="ce1" office:value-type="string" calcext:value-type="string">
            <text:p>#2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string" calcext:value-type="string">
            <text:p><text:a xlink:href="http://www.pokemongodb.net/2016/05/bug-buzz-move.html" xlink:type="simple">Bug Buzz w/ STAB</text:a></text:p>
          </table:table-cell>
          <table:table-cell table:style-name="ce1" office:value-type="string" calcext:value-type="string">
            <text:p>#4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x-scissor-move.html" xlink:type="simple">X-Scissor w/ STAB</text:a></text:p>
          </table:table-cell>
          <table:table-cell table:style-name="ce1" office:value-type="string" calcext:value-type="string">
            <text:p>#5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string" calcext:value-type="string">
            <text:p><text:a xlink:href="http://www.pokemongodb.net/2016/05/signal-beam-move.html" xlink:type="simple">Signal Beam w/ STAB</text:a></text:p>
          </table:table-cell>
          <table:table-cell table:style-name="ce1" office:value-type="string" calcext:value-type="string">
            <text:p>#7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string" calcext:value-type="string">
            <text:p><text:a xlink:href="http://www.pokemongodb.net/2016/05/bug-buzz-move.html" xlink:type="simple">Bug Buzz</text:a></text:p>
          </table:table-cell>
          <table:table-cell table:style-name="ce1" office:value-type="string" calcext:value-type="string">
            <text:p>#7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x-scissor-move.html" xlink:type="simple">X-Scissor</text:a></text:p>
          </table:table-cell>
          <table:table-cell table:style-name="ce1" office:value-type="string" calcext:value-type="string">
            <text:p>#8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string" calcext:value-type="string">
            <text:p><text:a xlink:href="http://www.pokemongodb.net/2016/05/signal-beam-move.html" xlink:type="simple">Signal Beam</text:a></text:p>
          </table:table-cell>
          <table:table-cell table:style-name="ce1" office:value-type="string" calcext:value-type="string">
            <text:p>#11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bug-bite-move.html" xlink:type="simple">Bug Bite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bug-bite-move.html" xlink:type="simple">Bug Bite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<text:a xlink:href="http://www.pokemongodb.net/2016/05/fury-cutter-move.html" xlink:type="simple">Fury Cutter w/ STAB</text:a></text:p>
          </table:table-cell>
          <table:table-cell table:style-name="ce1" office:value-type="string" calcext:value-type="string">
            <text:p>#2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<text:a xlink:href="http://www.pokemongodb.net/2016/05/fury-cutter-move.html" xlink:type="simple">Fury Cutter</text:a></text:p>
          </table:table-cell>
          <table:table-cell table:style-name="ce1" office:value-type="string" calcext:value-type="string">
            <text:p>#24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string" calcext:value-type="string">
            <text:p><text:a xlink:href="http://www.pokemongodb.net/2016/05/dark-pulse-move.html" xlink:type="simple">Dark Pulse w/ STAB</text:a></text:p>
          </table:table-cell>
          <table:table-cell table:style-name="ce1" office:value-type="string" calcext:value-type="string">
            <text:p>#9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night-slash-move.html" xlink:type="simple">Night Slash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dark-pulse-move.html" xlink:type="simple">Dark Pulse</text:a></text:p>
          </table:table-cell>
          <table:table-cell table:style-name="ce1" office:value-type="string" calcext:value-type="string">
            <text:p>#15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night-slash-move.html" xlink:type="simple">Night Slash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bite-move.html" xlink:type="simple">Bite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a xlink:href="http://www.pokemongodb.net/2016/05/feint-attack-move.html" xlink:type="simple">Feint Attack w/ STAB</text:a></text:p>
          </table:table-cell>
          <table:table-cell table:style-name="ce1" office:value-type="string" calcext:value-type="string">
            <text:p>#11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sucker-punch-move.html" xlink:type="simple">Sucker Punch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bite-move.html" xlink:type="simple">Bite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<text:a xlink:href="http://www.pokemongodb.net/2016/05/feint-attack-move.html" xlink:type="simple">Feint Attack</text:a></text:p>
          </table:table-cell>
          <table:table-cell table:style-name="ce1" office:value-type="string" calcext:value-type="string">
            <text:p>#17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sucker-punch-move.html" xlink:type="simple">Sucker Punch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string" calcext:value-type="string">
            <text:p><text:a xlink:href="http://www.pokemongodb.net/2016/05/dragon-claw-move.html" xlink:type="simple">Dragon Claw w/ STAB</text:a></text:p>
          </table:table-cell>
          <table:table-cell table:style-name="ce1" office:value-type="string" calcext:value-type="string">
            <text:p>#1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string" calcext:value-type="string">
            <text:p><text:a xlink:href="http://www.pokemongodb.net/2016/05/dragon-pulse-move.html" xlink:type="simple">Dragon Pulse w/ STAB</text:a></text:p>
          </table:table-cell>
          <table:table-cell table:style-name="ce1" office:value-type="string" calcext:value-type="string">
            <text:p>#4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string" calcext:value-type="string">
            <text:p><text:a xlink:href="http://www.pokemongodb.net/2016/05/dragon-claw-move.html" xlink:type="simple">Dragon Claw</text:a></text:p>
          </table:table-cell>
          <table:table-cell table:style-name="ce1" office:value-type="string" calcext:value-type="string">
            <text:p>#4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string" calcext:value-type="string">
            <text:p><text:a xlink:href="http://www.pokemongodb.net/2016/05/dragon-pulse-move.html" xlink:type="simple">Dragon Pulse</text:a></text:p>
          </table:table-cell>
          <table:table-cell table:style-name="ce1" office:value-type="string" calcext:value-type="string">
            <text:p>#7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string" calcext:value-type="string">
            <text:p><text:a xlink:href="http://www.pokemongodb.net/2016/05/twister-move.html" xlink:type="simple">Twister w/ STAB</text:a></text:p>
          </table:table-cell>
          <table:table-cell table:style-name="ce1" office:value-type="string" calcext:value-type="string">
            <text:p>#17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string" calcext:value-type="string">
            <text:p><text:a xlink:href="http://www.pokemongodb.net/2016/05/twister-move.html" xlink:type="simple">Twister</text:a></text:p>
          </table:table-cell>
          <table:table-cell table:style-name="ce1" office:value-type="string" calcext:value-type="string">
            <text:p>#22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dragon-breath-move.html" xlink:type="simple">Dragon Breath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dragon-breath-move.html" xlink:type="simple">Dragon Breath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string" calcext:value-type="string">
            <text:p><text:a xlink:href="http://www.pokemongodb.net/2016/05/thunder-move.html" xlink:type="simple">Thunder w/ STAB</text:a></text:p>
          </table:table-cell>
          <table:table-cell table:style-name="ce1" office:value-type="string" calcext:value-type="string">
            <text:p>#1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string" calcext:value-type="string">
            <text:p><text:a xlink:href="http://www.pokemongodb.net/2016/05/thunderbolt-move.html" xlink:type="simple">Thunderbolt w/ STAB</text:a></text:p>
          </table:table-cell>
          <table:table-cell table:style-name="ce1" office:value-type="string" calcext:value-type="string">
            <text:p>#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string" calcext:value-type="string">
            <text:p><text:a xlink:href="http://www.pokemongodb.net/2016/05/thunder-move.html" xlink:type="simple">Thunder</text:a></text:p>
          </table:table-cell>
          <table:table-cell table:style-name="ce1" office:value-type="string" calcext:value-type="string">
            <text:p>#4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thunder-punch-move.html" xlink:type="simple">Thunder Punch w/ STAB</text:a></text:p>
          </table:table-cell>
          <table:table-cell table:style-name="ce1" office:value-type="string" calcext:value-type="string">
            <text:p>#4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string" calcext:value-type="string">
            <text:p><text:a xlink:href="http://www.pokemongodb.net/2016/05/thunderbolt-move.html" xlink:type="simple">Thunderbolt</text:a></text:p>
          </table:table-cell>
          <table:table-cell table:style-name="ce1" office:value-type="string" calcext:value-type="string">
            <text:p>#5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string" calcext:value-type="string">
            <text:p><text:a xlink:href="http://www.pokemongodb.net/2016/05/discharge-move.html" xlink:type="simple">Discharge w/ STAB</text:a></text:p>
          </table:table-cell>
          <table:table-cell table:style-name="ce1" office:value-type="string" calcext:value-type="string">
            <text:p>#7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thunder-punch-move.html" xlink:type="simple">Thunder Punch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://www.pokemongodb.net/2016/05/discharge-move.html" xlink:type="simple">Discharge</text:a></text:p>
          </table:table-cell>
          <table:table-cell table:style-name="ce1" office:value-type="string" calcext:value-type="string">
            <text:p>#12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spark-move.html" xlink:type="simple">Spark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thunder-shock-move.html" xlink:type="simple">Thunder Shock w/ STAB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spark-move.html" xlink:type="simple">Spark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<text:a xlink:href="http://www.pokemongodb.net/2016/05/thunder-shock-move.html" xlink:type="simple">Thunder Shock</text:a></text:p>
          </table:table-cell>
          <table:table-cell table:style-name="ce1" office:value-type="string" calcext:value-type="string">
            <text:p>#23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string" calcext:value-type="string">
            <text:p><text:a xlink:href="http://www.pokemongodb.net/2016/05/moonblast-move.html" xlink:type="simple">Moonblast w/ STAB</text:a></text:p>
          </table:table-cell>
          <table:table-cell table:style-name="ce1" office:value-type="string" calcext:value-type="string">
            <text:p>#1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<text:a xlink:href="http://www.pokemongodb.net/2016/05/play-rough-move.html" xlink:type="simple">Play Rough w/ STAB</text:a></text:p>
          </table:table-cell>
          <table:table-cell table:style-name="ce1" office:value-type="string" calcext:value-type="string">
            <text:p>#3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string" calcext:value-type="string">
            <text:p><text:a xlink:href="http://www.pokemongodb.net/2016/05/moonblast-move.html" xlink:type="simple">Moonblast</text:a></text:p>
          </table:table-cell>
          <table:table-cell table:style-name="ce1" office:value-type="string" calcext:value-type="string">
            <text:p>#5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a xlink:href="http://www.pokemongodb.net/2016/05/play-rough-move.html" xlink:type="simple">Play Rough</text:a></text:p>
          </table:table-cell>
          <table:table-cell table:style-name="ce1" office:value-type="string" calcext:value-type="string">
            <text:p>#6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office:value-type="string" calcext:value-type="string">
            <text:p><text:a xlink:href="http://www.pokemongodb.net/2016/05/dazzling-gleam-move.html" xlink:type="simple">Dazzling Gleam w/ STAB</text:a></text:p>
          </table:table-cell>
          <table:table-cell table:style-name="ce1" office:value-type="string" calcext:value-type="string">
            <text:p>#8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string" calcext:value-type="string">
            <text:p><text:a xlink:href="http://www.pokemongodb.net/2016/05/dazzling-gleam-move.html" xlink:type="simple">Dazzling Gleam</text:a></text:p>
          </table:table-cell>
          <table:table-cell table:style-name="ce1" office:value-type="string" calcext:value-type="string">
            <text:p>#14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string" calcext:value-type="string">
            <text:p><text:a xlink:href="http://www.pokemongodb.net/2016/05/draining-kiss-move.html" xlink:type="simple">Draining Kiss w/ STAB</text:a></text:p>
          </table:table-cell>
          <table:table-cell table:style-name="ce1" office:value-type="string" calcext:value-type="string">
            <text:p>#18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string" calcext:value-type="string">
            <text:p><text:a xlink:href="http://www.pokemongodb.net/2016/05/draining-kiss-move.html" xlink:type="simple">Draining Kiss</text:a></text:p>
          </table:table-cell>
          <table:table-cell table:style-name="ce1" office:value-type="string" calcext:value-type="string">
            <text:p>#22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a xlink:href="http://www.pokemongodb.net/2016/05/disarming-voice-move.html" xlink:type="simple">Disarming Voice w/ STAB</text:a></text:p>
          </table:table-cell>
          <table:table-cell table:style-name="ce1" office:value-type="string" calcext:value-type="string">
            <text:p>#23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string" calcext:value-type="string">
            <text:p><text:a xlink:href="http://www.pokemongodb.net/2016/05/disarming-voice-move.html" xlink:type="simple">Disarming Voice</text:a></text:p>
          </table:table-cell>
          <table:table-cell table:style-name="ce1" office:value-type="string" calcext:value-type="string">
            <text:p>#24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string" calcext:value-type="string">
            <text:p><text:a xlink:href="http://www.pokemongodb.net/2016/05/cross-chop-move.html" xlink:type="simple">Cross Chop w/ STAB</text:a></text:p>
          </table:table-cell>
          <table:table-cell table:style-name="ce1" office:value-type="string" calcext:value-type="string">
            <text:p>#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://www.pokemongodb.net/2016/05/cross-chop-move.html" xlink:type="simple">Cross Chop</text:a></text:p>
          </table:table-cell>
          <table:table-cell table:style-name="ce1" office:value-type="string" calcext:value-type="string">
            <text:p>#1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4" calcext:value-type="float">
            <text:p>23.4</text:p>
          </table:table-cell>
          <table:table-cell table:style-name="ce1" office:value-type="string" calcext:value-type="string">
            <text:p><text:a xlink:href="http://www.pokemongodb.net/2016/05/brick-break-move.html" xlink:type="simple">Brick Break w/ STAB</text:a></text:p>
          </table:table-cell>
          <table:table-cell table:style-name="ce1" office:value-type="string" calcext:value-type="string">
            <text:p>#3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string" calcext:value-type="string">
            <text:p><text:a xlink:href="http://www.pokemongodb.net/2016/05/brick-break-move.html" xlink:type="simple">Brick Break</text:a></text:p>
          </table:table-cell>
          <table:table-cell table:style-name="ce1" office:value-type="string" calcext:value-type="string">
            <text:p>#6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submission-move.html" xlink:type="simple">Submission w/ STAB</text:a></text:p>
          </table:table-cell>
          <table:table-cell table:style-name="ce1" office:value-type="string" calcext:value-type="string">
            <text:p>#7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low-sweep-move.html" xlink:type="simple">Low Sweep w/ STAB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submission-move.html" xlink:type="simple">Submission</text:a></text:p>
          </table:table-cell>
          <table:table-cell table:style-name="ce1" office:value-type="string" calcext:value-type="string">
            <text:p>#11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low-sweep-move.html" xlink:type="simple">Low Sweep</text:a></text:p>
          </table:table-cell>
          <table:table-cell table:style-name="ce1" office:value-type="string" calcext:value-type="string">
            <text:p>#13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rock-smash-move.html" xlink:type="simple">Rock Smash w/ STAB</text:a></text:p>
          </table:table-cell>
          <table:table-cell table:style-name="ce1" office:value-type="string" calcext:value-type="string">
            <text:p>#13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<text:a xlink:href="http://www.pokemongodb.net/2016/05/rock-smash-move.html" xlink:type="simple">Rock Smash</text:a></text:p>
          </table:table-cell>
          <table:table-cell table:style-name="ce1" office:value-type="string" calcext:value-type="string">
            <text:p>#19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low-kick-move.html" xlink:type="simple">Low Kick w/ STAB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<text:a xlink:href="http://www.pokemongodb.net/2016/05/karate-chop-move.html" xlink:type="simple">Karate Chop w/ STAB</text:a></text:p>
          </table:table-cell>
          <table:table-cell table:style-name="ce1" office:value-type="string" calcext:value-type="string">
            <text:p>#2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<text:a xlink:href="http://www.pokemongodb.net/2016/05/low-kick-move.html" xlink:type="simple">Low Kick</text:a></text:p>
          </table:table-cell>
          <table:table-cell table:style-name="ce1" office:value-type="string" calcext:value-type="string">
            <text:p>#23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<text:a xlink:href="http://www.pokemongodb.net/2016/05/karate-chop-move.html" xlink:type="simple">Karate Chop</text:a></text:p>
          </table:table-cell>
          <table:table-cell table:style-name="ce1" office:value-type="string" calcext:value-type="string">
            <text:p>#24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string" calcext:value-type="string">
            <text:p><text:a xlink:href="http://www.pokemongodb.net/2016/05/fire-blast-move.html" xlink:type="simple">Fire Blast w/ STAB</text:a></text:p>
          </table:table-cell>
          <table:table-cell table:style-name="ce1" office:value-type="string" calcext:value-type="string">
            <text:p>#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string" calcext:value-type="string">
            <text:p><text:a xlink:href="http://www.pokemongodb.net/2016/05/heat-wave-move.html" xlink:type="simple">Heat Wave w/ STAB</text:a></text:p>
          </table:table-cell>
          <table:table-cell table:style-name="ce1" office:value-type="string" calcext:value-type="string">
            <text:p>#1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4" calcext:value-type="float">
            <text:p>24.4</text:p>
          </table:table-cell>
          <table:table-cell table:style-name="ce1" office:value-type="string" calcext:value-type="string">
            <text:p><text:a xlink:href="http://www.pokemongodb.net/2016/05/fire-blast-move.html" xlink:type="simple">Fire Blast</text:a></text:p>
          </table:table-cell>
          <table:table-cell table:style-name="ce1" office:value-type="string" calcext:value-type="string">
            <text:p>#3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<text:a xlink:href="http://www.pokemongodb.net/2016/05/flamethrower-move.html" xlink:type="simple">Flamethrower w/ STAB</text:a></text:p>
          </table:table-cell>
          <table:table-cell table:style-name="ce1" office:value-type="string" calcext:value-type="string">
            <text:p>#3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string" calcext:value-type="string">
            <text:p><text:a xlink:href="http://www.pokemongodb.net/2016/05/heat-wave-move.html" xlink:type="simple">Heat Wave</text:a></text:p>
          </table:table-cell>
          <table:table-cell table:style-name="ce1" office:value-type="string" calcext:value-type="string">
            <text:p>#4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a xlink:href="http://www.pokemongodb.net/2016/05/flamethrower-move.html" xlink:type="simple">Flamethrower</text:a></text:p>
          </table:table-cell>
          <table:table-cell table:style-name="ce1" office:value-type="string" calcext:value-type="string">
            <text:p>#6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fire-punch-move.html" xlink:type="simple">Fire Punch w/ STAB</text:a></text:p>
          </table:table-cell>
          <table:table-cell table:style-name="ce1" office:value-type="string" calcext:value-type="string">
            <text:p>#7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flame-burst-move.html" xlink:type="simple">Flame Burst w/ STAB</text:a></text:p>
          </table:table-cell>
          <table:table-cell table:style-name="ce1" office:value-type="string" calcext:value-type="string">
            <text:p>#7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fire-punch-move.html" xlink:type="simple">Fire Punch</text:a></text:p>
          </table:table-cell>
          <table:table-cell table:style-name="ce1" office:value-type="string" calcext:value-type="string">
            <text:p>#11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flame-burst-move.html" xlink:type="simple">Flame Burst</text:a></text:p>
          </table:table-cell>
          <table:table-cell table:style-name="ce1" office:value-type="string" calcext:value-type="string">
            <text:p>#11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flame-wheel-move.html" xlink:type="simple">Flame Wheel w/ STAB</text:a></text:p>
          </table:table-cell>
          <table:table-cell table:style-name="ce1" office:value-type="string" calcext:value-type="string">
            <text:p>#19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<text:a xlink:href="http://www.pokemongodb.net/2016/05/flame-charge-move.html" xlink:type="simple">Flame Charge w/ STAB</text:a></text:p>
          </table:table-cell>
          <table:table-cell table:style-name="ce1" office:value-type="string" calcext:value-type="string">
            <text:p>#21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string" calcext:value-type="string">
            <text:p><text:a xlink:href="http://www.pokemongodb.net/2016/05/flame-wheel-move.html" xlink:type="simple">Flame Wheel</text:a></text:p>
          </table:table-cell>
          <table:table-cell table:style-name="ce1" office:value-type="string" calcext:value-type="string">
            <text:p>#23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string" calcext:value-type="string">
            <text:p><text:a xlink:href="http://www.pokemongodb.net/2016/05/flame-charge-move.html" xlink:type="simple">Flame Charge</text:a></text:p>
          </table:table-cell>
          <table:table-cell table:style-name="ce1" office:value-type="string" calcext:value-type="string">
            <text:p>#23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string" calcext:value-type="string">
            <text:p><text:a xlink:href="http://www.pokemongodb.net/2016/05/fire-fang-move.html" xlink:type="simple">Fire Fang w/ STAB</text:a></text:p>
          </table:table-cell>
          <table:table-cell table:style-name="ce1" office:value-type="string" calcext:value-type="string">
            <text:p>#10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ember-move.html" xlink:type="simple">Ember w/ STAB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fire-fang-move.html" xlink:type="simple">Fire Fang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<text:a xlink:href="http://www.pokemongodb.net/2016/05/ember-move.html" xlink:type="simple">Ember</text:a></text:p>
          </table:table-cell>
          <table:table-cell table:style-name="ce1" office:value-type="string" calcext:value-type="string">
            <text:p>#22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string" calcext:value-type="string">
            <text:p><text:a xlink:href="http://www.pokemongodb.net/2016/05/hurricane-move.html" xlink:type="simple">Hurricane w/ STAB</text:a></text:p>
          </table:table-cell>
          <table:table-cell table:style-name="ce1" office:value-type="string" calcext:value-type="string">
            <text:p>#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a xlink:href="http://www.pokemongodb.net/2016/05/hurricane-move.html" xlink:type="simple">Hurricane</text:a></text:p>
          </table:table-cell>
          <table:table-cell table:style-name="ce1" office:value-type="string" calcext:value-type="string">
            <text:p>#2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string" calcext:value-type="string">
            <text:p><text:a xlink:href="http://www.pokemongodb.net/2016/05/drill-peck-move.html" xlink:type="simple">Drill Peck w/ STAB</text:a></text:p>
          </table:table-cell>
          <table:table-cell table:style-name="ce1" office:value-type="string" calcext:value-type="string">
            <text:p>#6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string" calcext:value-type="string">
            <text:p><text:a xlink:href="http://www.pokemongodb.net/2016/05/drill-peck-move.html" xlink:type="simple">Drill Peck</text:a></text:p>
          </table:table-cell>
          <table:table-cell table:style-name="ce1" office:value-type="string" calcext:value-type="string">
            <text:p>#10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aerial-ace-move.html" xlink:type="simple">Aerial Ace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air-cutter-move.html" xlink:type="simple">Air Cutter w/ STAB</text:a></text:p>
          </table:table-cell>
          <table:table-cell table:style-name="ce1" office:value-type="string" calcext:value-type="string">
            <text:p>#18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aerial-ace-move.html" xlink:type="simple">Aerial Ace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string" calcext:value-type="string">
            <text:p><text:a xlink:href="http://www.pokemongodb.net/2016/05/air-cutter-move.html" xlink:type="simple">Air Cutter</text:a></text:p>
          </table:table-cell>
          <table:table-cell table:style-name="ce1" office:value-type="string" calcext:value-type="string">
            <text:p>#22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wing-attack-move.html" xlink:type="simple">Wing Attack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wing-attack-move.html" xlink:type="simple">Wing Attack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peck-move.html" xlink:type="simple">Peck w/ STAB</text:a></text:p>
          </table:table-cell>
          <table:table-cell table:style-name="ce1" office:value-type="string" calcext:value-type="string">
            <text:p>#19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string" calcext:value-type="string">
            <text:p><text:a xlink:href="http://www.pokemongodb.net/2016/05/peck-move.html" xlink:type="simple">Peck</text:a></text:p>
          </table:table-cell>
          <table:table-cell table:style-name="ce1" office:value-type="string" calcext:value-type="string">
            <text:p>#23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string" calcext:value-type="string">
            <text:p><text:a xlink:href="http://www.pokemongodb.net/2016/05/shadow-ball-move.html" xlink:type="simple">Shadow Ball w/ STAB</text:a></text:p>
          </table:table-cell>
          <table:table-cell table:style-name="ce1" office:value-type="string" calcext:value-type="string">
            <text:p>#7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string" calcext:value-type="string">
            <text:p><text:a xlink:href="http://www.pokemongodb.net/2016/05/shadow-ball-move.html" xlink:type="simple">Shadow Ball</text:a></text:p>
          </table:table-cell>
          <table:table-cell table:style-name="ce1" office:value-type="string" calcext:value-type="string">
            <text:p>#10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string" calcext:value-type="string">
            <text:p><text:a xlink:href="http://www.pokemongodb.net/2016/05/ominous-wind-move.html" xlink:type="simple">Ominous Wind w/ STAB</text:a></text:p>
          </table:table-cell>
          <table:table-cell table:style-name="ce1" office:value-type="string" calcext:value-type="string">
            <text:p>#16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string" calcext:value-type="string">
            <text:p><text:a xlink:href="http://www.pokemongodb.net/2016/05/ominous-wind-move.html" xlink:type="simple">Ominous Wind</text:a></text:p>
          </table:table-cell>
          <table:table-cell table:style-name="ce1" office:value-type="string" calcext:value-type="string">
            <text:p>#22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string" calcext:value-type="string">
            <text:p><text:a xlink:href="http://www.pokemongodb.net/2016/05/shadow-claw-move.html" xlink:type="simple">Shadow Claw w/ STAB</text:a></text:p>
          </table:table-cell>
          <table:table-cell table:style-name="ce1" office:value-type="string" calcext:value-type="string">
            <text:p>#11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lick-move.html" xlink:type="simple">Lick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string" calcext:value-type="string">
            <text:p><text:a xlink:href="http://www.pokemongodb.net/2016/05/shadow-claw-move.html" xlink:type="simple">Shadow Claw</text:a></text:p>
          </table:table-cell>
          <table:table-cell table:style-name="ce1" office:value-type="string" calcext:value-type="string">
            <text:p>#17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lick-move.html" xlink:type="simple">Lick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string" calcext:value-type="string">
            <text:p><text:a xlink:href="http://www.pokemongodb.net/2016/05/power-whip-move.html" xlink:type="simple">Power Whip w/ STAB</text:a></text:p>
          </table:table-cell>
          <table:table-cell table:style-name="ce1" office:value-type="string" calcext:value-type="string">
            <text:p>#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string" calcext:value-type="string">
            <text:p><text:a xlink:href="http://www.pokemongodb.net/2016/05/solar-beam-move.html" xlink:type="simple">Solar Beam w/ STAB</text:a></text:p>
          </table:table-cell>
          <table:table-cell table:style-name="ce1" office:value-type="string" calcext:value-type="string">
            <text:p>#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string" calcext:value-type="string">
            <text:p><text:a xlink:href="http://www.pokemongodb.net/2016/05/petal-blizzard-move.html" xlink:type="simple">Petal Blizzard w/ STAB</text:a></text:p>
          </table:table-cell>
          <table:table-cell table:style-name="ce1" office:value-type="string" calcext:value-type="string">
            <text:p>#2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a xlink:href="http://www.pokemongodb.net/2016/05/power-whip-move.html" xlink:type="simple">Power Whip</text:a></text:p>
          </table:table-cell>
          <table:table-cell table:style-name="ce1" office:value-type="string" calcext:value-type="string">
            <text:p>#2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string" calcext:value-type="string">
            <text:p><text:a xlink:href="http://www.pokemongodb.net/2016/05/leaf-blade-move.html" xlink:type="simple">Leaf Blade w/ STAB</text:a></text:p>
          </table:table-cell>
          <table:table-cell table:style-name="ce1" office:value-type="string" calcext:value-type="string">
            <text:p>#2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string" calcext:value-type="string">
            <text:p><text:a xlink:href="http://www.pokemongodb.net/2016/05/solar-beam-move.html" xlink:type="simple">Solar Beam</text:a></text:p>
          </table:table-cell>
          <table:table-cell table:style-name="ce1" office:value-type="string" calcext:value-type="string">
            <text:p>#3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seed-bomb-move.html" xlink:type="simple">Seed Bomb w/ STAB</text:a></text:p>
          </table:table-cell>
          <table:table-cell table:style-name="ce1" office:value-type="string" calcext:value-type="string">
            <text:p>#4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string" calcext:value-type="string">
            <text:p><text:a xlink:href="http://www.pokemongodb.net/2016/05/petal-blizzard-move.html" xlink:type="simple">Petal Blizzard</text:a></text:p>
          </table:table-cell>
          <table:table-cell table:style-name="ce1" office:value-type="string" calcext:value-type="string">
            <text:p>#5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string" calcext:value-type="string">
            <text:p><text:a xlink:href="http://www.pokemongodb.net/2016/05/leaf-blade-move.html" xlink:type="simple">Leaf Blade</text:a></text:p>
          </table:table-cell>
          <table:table-cell table:style-name="ce1" office:value-type="string" calcext:value-type="string">
            <text:p>#5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seed-bomb-move.html" xlink:type="simple">Seed Bomb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string" calcext:value-type="string">
            <text:p><text:a xlink:href="http://www.pokemongodb.net/2016/05/vine-whip-move.html" xlink:type="simple">Vine Whip w/ STAB</text:a></text:p>
          </table:table-cell>
          <table:table-cell table:style-name="ce1" office:value-type="string" calcext:value-type="string">
            <text:p>#13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razor-leaf-move.html" xlink:type="simple">Razor Leaf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string" calcext:value-type="string">
            <text:p><text:a xlink:href="http://www.pokemongodb.net/2016/05/vine-whip-move.html" xlink:type="simple">Vine Whip</text:a></text:p>
          </table:table-cell>
          <table:table-cell table:style-name="ce1" office:value-type="string" calcext:value-type="string">
            <text:p>#19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razor-leaf-move.html" xlink:type="simple">Razor Leaf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string" calcext:value-type="string">
            <text:p><text:a xlink:href="http://www.pokemongodb.net/2016/05/earthquake-move.html" xlink:type="simple">Earthquake w/ STAB</text:a></text:p>
          </table:table-cell>
          <table:table-cell table:style-name="ce1" office:value-type="string" calcext:value-type="string">
            <text:p>#1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string" calcext:value-type="string">
            <text:p><text:a xlink:href="http://www.pokemongodb.net/2016/05/earthquake-move.html" xlink:type="simple">Earthquake</text:a></text:p>
          </table:table-cell>
          <table:table-cell table:style-name="ce1" office:value-type="string" calcext:value-type="string">
            <text:p>#3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string" calcext:value-type="string">
            <text:p><text:a xlink:href="http://www.pokemongodb.net/2016/05/bone-club-move.html" xlink:type="simple">Bone Club w/ STAB</text:a></text:p>
          </table:table-cell>
          <table:table-cell table:style-name="ce1" office:value-type="string" calcext:value-type="string">
            <text:p>#5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string" calcext:value-type="string">
            <text:p><text:a xlink:href="http://www.pokemongodb.net/2016/05/drill-run-move.html" xlink:type="simple">Drill Run w/ STAB</text:a></text:p>
          </table:table-cell>
          <table:table-cell table:style-name="ce1" office:value-type="string" calcext:value-type="string">
            <text:p>#6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string" calcext:value-type="string">
            <text:p><text:a xlink:href="http://www.pokemongodb.net/2016/05/bone-club-move.html" xlink:type="simple">Bone Club</text:a></text:p>
          </table:table-cell>
          <table:table-cell table:style-name="ce1" office:value-type="string" calcext:value-type="string">
            <text:p>#9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string" calcext:value-type="string">
            <text:p><text:a xlink:href="http://www.pokemongodb.net/2016/05/dig-move.html" xlink:type="simple">Dig w/ STAB</text:a></text:p>
          </table:table-cell>
          <table:table-cell table:style-name="ce1" office:value-type="string" calcext:value-type="string">
            <text:p>#9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string" calcext:value-type="string">
            <text:p><text:a xlink:href="http://www.pokemongodb.net/2016/05/drill-run-move.html" xlink:type="simple">Drill Run</text:a></text:p>
          </table:table-cell>
          <table:table-cell table:style-name="ce1" office:value-type="string" calcext:value-type="string">
            <text:p>#10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a xlink:href="http://www.pokemongodb.net/2016/05/mud-bomb-move.html" xlink:type="simple">Mud Bomb w/ STAB</text:a></text:p>
          </table:table-cell>
          <table:table-cell table:style-name="ce1" office:value-type="string" calcext:value-type="string">
            <text:p>#11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bulldoze-move.html" xlink:type="simple">Bulldoze w/ STAB</text:a></text:p>
          </table:table-cell>
          <table:table-cell table:style-name="ce1" office:value-type="string" calcext:value-type="string">
            <text:p>#15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string" calcext:value-type="string">
            <text:p><text:a xlink:href="http://www.pokemongodb.net/2016/05/dig-move.html" xlink:type="simple">Dig</text:a></text:p>
          </table:table-cell>
          <table:table-cell table:style-name="ce1" office:value-type="string" calcext:value-type="string">
            <text:p>#16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<text:a xlink:href="http://www.pokemongodb.net/2016/05/mud-bomb-move.html" xlink:type="simple">Mud Bomb</text:a></text:p>
          </table:table-cell>
          <table:table-cell table:style-name="ce1" office:value-type="string" calcext:value-type="string">
            <text:p>#17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bulldoze-move.html" xlink:type="simple">Bulldoze</text:a></text:p>
          </table:table-cell>
          <table:table-cell table:style-name="ce1" office:value-type="string" calcext:value-type="string">
            <text:p>#21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mud-slap-move.html" xlink:type="simple">Mud Slap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string" calcext:value-type="string">
            <text:p><text:a xlink:href="http://www.pokemongodb.net/2016/05/mud-shot-move.html" xlink:type="simple">Mud Shot w/ STAB</text:a></text:p>
          </table:table-cell>
          <table:table-cell table:style-name="ce1" office:value-type="string" calcext:value-type="string">
            <text:p>#13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mud-slap-move.html" xlink:type="simple">Mud Slap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mud-shot-move.html" xlink:type="simple">Mud Shot</text:a></text:p>
          </table:table-cell>
          <table:table-cell table:style-name="ce1" office:value-type="string" calcext:value-type="string">
            <text:p>#19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string" calcext:value-type="string">
            <text:p><text:a xlink:href="http://www.pokemongodb.net/2016/05/blizzard-move.html" xlink:type="simple">Blizzard w/ STAB</text:a></text:p>
          </table:table-cell>
          <table:table-cell table:style-name="ce1" office:value-type="string" calcext:value-type="string">
            <text:p>#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string" calcext:value-type="string">
            <text:p><text:a xlink:href="http://www.pokemongodb.net/2016/05/blizzard-move.html" xlink:type="simple">Blizzard</text:a></text:p>
          </table:table-cell>
          <table:table-cell table:style-name="ce1" office:value-type="string" calcext:value-type="string">
            <text:p>#2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string" calcext:value-type="string">
            <text:p><text:a xlink:href="http://www.pokemongodb.net/2016/05/ice-beam-move.html" xlink:type="simple">Ice Beam w/ STAB</text:a></text:p>
          </table:table-cell>
          <table:table-cell table:style-name="ce1" office:value-type="string" calcext:value-type="string">
            <text:p>#4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8" calcext:value-type="float">
            <text:p>17.8</text:p>
          </table:table-cell>
          <table:table-cell table:style-name="ce1" office:value-type="string" calcext:value-type="string">
            <text:p><text:a xlink:href="http://www.pokemongodb.net/2016/05/ice-beam-move.html" xlink:type="simple">Ice Beam</text:a></text:p>
          </table:table-cell>
          <table:table-cell table:style-name="ce1" office:value-type="string" calcext:value-type="string">
            <text:p>#7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string" calcext:value-type="string">
            <text:p><text:a xlink:href="http://www.pokemongodb.net/2016/05/ice-punch-move.html" xlink:type="simple">Ice Punch w/ STAB</text:a></text:p>
          </table:table-cell>
          <table:table-cell table:style-name="ce1" office:value-type="string" calcext:value-type="string">
            <text:p>#9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ice-punch-move.html" xlink:type="simple">Ice Punch</text:a></text:p>
          </table:table-cell>
          <table:table-cell table:style-name="ce1" office:value-type="string" calcext:value-type="string">
            <text:p>#15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string" calcext:value-type="string">
            <text:p><text:a xlink:href="http://www.pokemongodb.net/2016/05/icy-wind-move.html" xlink:type="simple">Icy Wind w/ STAB</text:a></text:p>
          </table:table-cell>
          <table:table-cell table:style-name="ce1" office:value-type="string" calcext:value-type="string">
            <text:p>#23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string" calcext:value-type="string">
            <text:p><text:a xlink:href="http://www.pokemongodb.net/2016/05/icy-wind-move.html" xlink:type="simple">Icy Wind</text:a></text:p>
          </table:table-cell>
          <table:table-cell table:style-name="ce1" office:value-type="string" calcext:value-type="string">
            <text:p>#24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frost-breath-move.html" xlink:type="simple">Frost Breath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string" calcext:value-type="string">
            <text:p><text:a xlink:href="http://www.pokemongodb.net/2016/05/ice-shard-move.html" xlink:type="simple">Ice Shard w/ STAB</text:a></text:p>
          </table:table-cell>
          <table:table-cell table:style-name="ce1" office:value-type="string" calcext:value-type="string">
            <text:p>#13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frost-breath-move.html" xlink:type="simple">Frost Breath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string" calcext:value-type="string">
            <text:p><text:a xlink:href="http://www.pokemongodb.net/2016/05/ice-shard-move.html" xlink:type="simple">Ice Shard</text:a></text:p>
          </table:table-cell>
          <table:table-cell table:style-name="ce1" office:value-type="string" calcext:value-type="string">
            <text:p>#19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string" calcext:value-type="string">
            <text:p><text:a xlink:href="http://www.pokemongodb.net/2016/05/body-slam-move.html" xlink:type="simple">Body Slam w/ STAB</text:a></text:p>
          </table:table-cell>
          <table:table-cell table:style-name="ce1" office:value-type="string" calcext:value-type="string">
            <text:p>#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://www.pokemongodb.net/2016/05/hyper-beam-move.html" xlink:type="simple">Hyper Beam w/ STAB</text:a></text:p>
          </table:table-cell>
          <table:table-cell table:style-name="ce1" office:value-type="string" calcext:value-type="string">
            <text:p>#1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string" calcext:value-type="string">
            <text:p><text:a xlink:href="http://www.pokemongodb.net/2016/05/body-slam-move.html" xlink:type="simple">Body Slam</text:a></text:p>
          </table:table-cell>
          <table:table-cell table:style-name="ce1" office:value-type="string" calcext:value-type="string">
            <text:p>#2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://www.pokemongodb.net/2016/05/hyper-beam-move.html" xlink:type="simple">Hyper Beam</text:a></text:p>
          </table:table-cell>
          <table:table-cell table:style-name="ce1" office:value-type="string" calcext:value-type="string">
            <text:p>#3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hyper-fang-move.html" xlink:type="simple">Hyper Fang w/ STAB</text:a></text:p>
          </table:table-cell>
          <table:table-cell table:style-name="ce1" office:value-type="string" calcext:value-type="string">
            <text:p>#5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stomp-move.html" xlink:type="simple">Stomp w/ STAB</text:a></text:p>
          </table:table-cell>
          <table:table-cell table:style-name="ce1" office:value-type="string" calcext:value-type="string">
            <text:p>#7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hyper-fang-move.html" xlink:type="simple">Hyper Fang</text:a></text:p>
          </table:table-cell>
          <table:table-cell table:style-name="ce1" office:value-type="string" calcext:value-type="string">
            <text:p>#8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string" calcext:value-type="string">
            <text:p><text:a xlink:href="http://www.pokemongodb.net/2016/05/vice-grip-move.html" xlink:type="simple">Vice Grip w/ STAB</text:a></text:p>
          </table:table-cell>
          <table:table-cell table:style-name="ce1" office:value-type="string" calcext:value-type="string">
            <text:p>#10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stomp-move.html" xlink:type="simple">Stomp</text:a></text:p>
          </table:table-cell>
          <table:table-cell table:style-name="ce1" office:value-type="string" calcext:value-type="string">
            <text:p>#11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string" calcext:value-type="string">
            <text:p><text:a xlink:href="http://www.pokemongodb.net/2016/05/horn-attack-move.html" xlink:type="simple">Horn Attack w/ STAB</text:a></text:p>
          </table:table-cell>
          <table:table-cell table:style-name="ce1" office:value-type="string" calcext:value-type="string">
            <text:p>#12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swift-move.html" xlink:type="simple">Swift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vice-grip-move.html" xlink:type="simple">Vice Grip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horn-attack-move.html" xlink:type="simple">Horn Attack</text:a></text:p>
          </table:table-cell>
          <table:table-cell table:style-name="ce1" office:value-type="string" calcext:value-type="string">
            <text:p>#18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://www.pokemongodb.net/2016/05/struggle-move.html" xlink:type="simple">Struggle w/ STAB</text:a></text:p>
          </table:table-cell>
          <table:table-cell table:style-name="ce1" office:value-type="string" calcext:value-type="string">
            <text:p>#18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swift-move.html" xlink:type="simple">Swift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<text:a xlink:href="http://www.pokemongodb.net/2016/05/struggle-move.html" xlink:type="simple">Struggle</text:a></text:p>
          </table:table-cell>
          <table:table-cell table:style-name="ce1" office:value-type="string" calcext:value-type="string">
            <text:p>#22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string" calcext:value-type="string">
            <text:p><text:a xlink:href="http://www.pokemongodb.net/2016/05/wrap-move.html" xlink:type="simple">Wrap w/ STAB</text:a></text:p>
          </table:table-cell>
          <table:table-cell table:style-name="ce1" office:value-type="string" calcext:value-type="string">
            <text:p>#24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string" calcext:value-type="string">
            <text:p><text:a xlink:href="http://www.pokemongodb.net/2016/05/wrap-move.html" xlink:type="simple">Wrap</text:a></text:p>
          </table:table-cell>
          <table:table-cell table:style-name="ce1" office:value-type="string" calcext:value-type="string">
            <text:p>#24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string" calcext:value-type="string">
            <text:p><text:a xlink:href="http://www.pokemongodb.net/2016/05/pound-move.html" xlink:type="simple">Pound w/ STAB</text:a></text:p>
          </table:table-cell>
          <table:table-cell table:style-name="ce1" office:value-type="string" calcext:value-type="string">
            <text:p>#8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scratch-move.html" xlink:type="simple">Scratch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string" calcext:value-type="string">
            <text:p><text:a xlink:href="http://www.pokemongodb.net/2016/05/tackle-move.html" xlink:type="simple">Tackle w/ STAB</text:a></text:p>
          </table:table-cell>
          <table:table-cell table:style-name="ce1" office:value-type="string" calcext:value-type="string">
            <text:p>#13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7/cut-move.html" xlink:type="simple">Cut</text:a></text:p>
          </table:table-cell>
          <table:table-cell table:style-name="ce1" office:value-type="string" calcext:value-type="string">
            <text:p>#13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7/cut-move.html" xlink:type="simple">Cut w/ STAB</text:a></text:p>
          </table:table-cell>
          <table:table-cell table:style-name="ce1" office:value-type="string" calcext:value-type="string">
            <text:p>#13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://www.pokemongodb.net/2016/05/pound-move.html" xlink:type="simple">Pound</text:a></text:p>
          </table:table-cell>
          <table:table-cell table:style-name="ce1" office:value-type="string" calcext:value-type="string">
            <text:p>#14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scratch-move.html" xlink:type="simple">Scratch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tackle-move.html" xlink:type="simple">Tackle</text:a></text:p>
          </table:table-cell>
          <table:table-cell table:style-name="ce1" office:value-type="string" calcext:value-type="string">
            <text:p>#19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<text:a xlink:href="http://www.pokemongodb.net/2016/05/quick-attack-move.html" xlink:type="simple">Quick Attack w/ STAB</text:a></text:p>
          </table:table-cell>
          <table:table-cell table:style-name="ce1" office:value-type="string" calcext:value-type="string">
            <text:p>#22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<text:a xlink:href="http://www.pokemongodb.net/2016/05/quick-attack-move.html" xlink:type="simple">Quick Attack</text:a></text:p>
          </table:table-cell>
          <table:table-cell table:style-name="ce1" office:value-type="string" calcext:value-type="string">
            <text:p>#24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string" calcext:value-type="string">
            <text:p><text:a xlink:href="http://www.pokemongodb.net/2016/05/gunk-shot-move.html" xlink:type="simple">Gunk Shot w/ STAB</text:a></text:p>
          </table:table-cell>
          <table:table-cell table:style-name="ce1" office:value-type="string" calcext:value-type="string">
            <text:p>#1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string" calcext:value-type="string">
            <text:p><text:a xlink:href="http://www.pokemongodb.net/2016/05/sludge-bomb-move.html" xlink:type="simple">Sludge Bomb w/ STAB</text:a></text:p>
          </table:table-cell>
          <table:table-cell table:style-name="ce1" office:value-type="string" calcext:value-type="string">
            <text:p>#1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string" calcext:value-type="string">
            <text:p><text:a xlink:href="http://www.pokemongodb.net/2016/05/sludge-wave-move.html" xlink:type="simple">Sludge Wave w/ STAB</text:a></text:p>
          </table:table-cell>
          <table:table-cell table:style-name="ce1" office:value-type="string" calcext:value-type="string">
            <text:p>#2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string" calcext:value-type="string">
            <text:p><text:a xlink:href="http://www.pokemongodb.net/2016/05/gunk-shot-move.html" xlink:type="simple">Gunk Shot</text:a></text:p>
          </table:table-cell>
          <table:table-cell table:style-name="ce1" office:value-type="string" calcext:value-type="string">
            <text:p>#4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string" calcext:value-type="string">
            <text:p><text:a xlink:href="http://www.pokemongodb.net/2016/05/sludge-bomb-move.html" xlink:type="simple">Sludge Bomb</text:a></text:p>
          </table:table-cell>
          <table:table-cell table:style-name="ce1" office:value-type="string" calcext:value-type="string">
            <text:p>#4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cross-poison-move.html" xlink:type="simple">Cross Poison w/ STAB</text:a></text:p>
          </table:table-cell>
          <table:table-cell table:style-name="ce1" office:value-type="string" calcext:value-type="string">
            <text:p>#4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string" calcext:value-type="string">
            <text:p><text:a xlink:href="http://www.pokemongodb.net/2016/05/sludge-wave-move.html" xlink:type="simple">Sludge Wave</text:a></text:p>
          </table:table-cell>
          <table:table-cell table:style-name="ce1" office:value-type="string" calcext:value-type="string">
            <text:p>#5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cross-poison-move.html" xlink:type="simple">Cross Poison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a xlink:href="http://www.pokemongodb.net/2016/05/sludge-move.html" xlink:type="simple">Sludge w/ STAB</text:a></text:p>
          </table:table-cell>
          <table:table-cell table:style-name="ce1" office:value-type="string" calcext:value-type="string">
            <text:p>#11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://www.pokemongodb.net/2016/05/poison-fang-move.html" xlink:type="simple">Poison Fang w/ STAB</text:a></text:p>
          </table:table-cell>
          <table:table-cell table:style-name="ce1" office:value-type="string" calcext:value-type="string">
            <text:p>#14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<text:a xlink:href="http://www.pokemongodb.net/2016/05/sludge-move.html" xlink:type="simple">Sludge</text:a></text:p>
          </table:table-cell>
          <table:table-cell table:style-name="ce1" office:value-type="string" calcext:value-type="string">
            <text:p>#17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poison-fang-move.html" xlink:type="simple">Poison Fang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poison-jab-move.html" xlink:type="simple">Poison Jab w/ STAB</text:a></text:p>
          </table:table-cell>
          <table:table-cell table:style-name="ce1" office:value-type="string" calcext:value-type="string">
            <text:p>#11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poison-sting-move.html" xlink:type="simple">Poison Sting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acid-move.html" xlink:type="simple">Acid w/ STAB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poison-jab-move.html" xlink:type="simple">Poison Jab</text:a></text:p>
          </table:table-cell>
          <table:table-cell table:style-name="ce1" office:value-type="string" calcext:value-type="string">
            <text:p>#17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poison-sting-move.html" xlink:type="simple">Poison Sting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<text:a xlink:href="http://www.pokemongodb.net/2016/05/acid-move.html" xlink:type="simple">Acid</text:a></text:p>
          </table:table-cell>
          <table:table-cell table:style-name="ce1" office:value-type="string" calcext:value-type="string">
            <text:p>#22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string" calcext:value-type="string">
            <text:p><text:a xlink:href="http://www.pokemongodb.net/2016/05/psychic-move.html" xlink:type="simple">Psychic w/ STAB</text:a></text:p>
          </table:table-cell>
          <table:table-cell table:style-name="ce1" office:value-type="string" calcext:value-type="string">
            <text:p>#2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string" calcext:value-type="string">
            <text:p><text:a xlink:href="http://www.pokemongodb.net/2016/05/psychic-move.html" xlink:type="simple">Psychic</text:a></text:p>
          </table:table-cell>
          <table:table-cell table:style-name="ce1" office:value-type="string" calcext:value-type="string">
            <text:p>#5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string" calcext:value-type="string">
            <text:p><text:a xlink:href="http://www.pokemongodb.net/2016/05/psyshock-move.html" xlink:type="simple">Psyshock w/ STAB</text:a></text:p>
          </table:table-cell>
          <table:table-cell table:style-name="ce1" office:value-type="string" calcext:value-type="string">
            <text:p>#6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string" calcext:value-type="string">
            <text:p><text:a xlink:href="http://www.pokemongodb.net/2016/05/psyshock-move.html" xlink:type="simple">Psyshock</text:a></text:p>
          </table:table-cell>
          <table:table-cell table:style-name="ce1" office:value-type="string" calcext:value-type="string">
            <text:p>#10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string" calcext:value-type="string">
            <text:p><text:a xlink:href="http://www.pokemongodb.net/2016/05/psybeam-move.html" xlink:type="simple">Psybeam w/ STAB</text:a></text:p>
          </table:table-cell>
          <table:table-cell table:style-name="ce1" office:value-type="string" calcext:value-type="string">
            <text:p>#14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<text:a xlink:href="http://www.pokemongodb.net/2016/05/psybeam-move.html" xlink:type="simple">Psybeam</text:a></text:p>
          </table:table-cell>
          <table:table-cell table:style-name="ce1" office:value-type="string" calcext:value-type="string">
            <text:p>#20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string" calcext:value-type="string">
            <text:p><text:a xlink:href="http://www.pokemongodb.net/2016/05/psycho-cut-move.html" xlink:type="simple">Psycho Cut w/ STAB</text:a></text:p>
          </table:table-cell>
          <table:table-cell table:style-name="ce1" office:value-type="string" calcext:value-type="string">
            <text:p>#96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zen-headbutt-move.html" xlink:type="simple">Zen Headbutt w/ STAB</text:a></text:p>
          </table:table-cell>
          <table:table-cell table:style-name="ce1" office:value-type="string" calcext:value-type="string">
            <text:p>#11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string" calcext:value-type="string">
            <text:p><text:a xlink:href="http://www.pokemongodb.net/2016/05/confusion-move.html" xlink:type="simple">Confusion w/ STAB</text:a></text:p>
          </table:table-cell>
          <table:table-cell table:style-name="ce1" office:value-type="string" calcext:value-type="string">
            <text:p>#15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string" calcext:value-type="string">
            <text:p><text:a xlink:href="http://www.pokemongodb.net/2016/05/psycho-cut-move.html" xlink:type="simple">Psycho Cut</text:a></text:p>
          </table:table-cell>
          <table:table-cell table:style-name="ce1" office:value-type="string" calcext:value-type="string">
            <text:p>#16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zen-headbutt-move.html" xlink:type="simple">Zen Headbutt</text:a></text:p>
          </table:table-cell>
          <table:table-cell table:style-name="ce1" office:value-type="string" calcext:value-type="string">
            <text:p>#17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string" calcext:value-type="string">
            <text:p><text:a xlink:href="http://www.pokemongodb.net/2016/05/confusion-move.html" xlink:type="simple">Confusion</text:a></text:p>
          </table:table-cell>
          <table:table-cell table:style-name="ce1" office:value-type="string" calcext:value-type="string">
            <text:p>#21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string" calcext:value-type="string">
            <text:p><text:a xlink:href="http://www.pokemongodb.net/2016/05/stone-edge-move.html" xlink:type="simple">Stone Edge w/ STAB</text:a></text:p>
          </table:table-cell>
          <table:table-cell table:style-name="ce1" office:value-type="string" calcext:value-type="string">
            <text:p>#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string" calcext:value-type="string">
            <text:p><text:a xlink:href="http://www.pokemongodb.net/2016/05/stone-edge-move.html" xlink:type="simple">Stone Edge</text:a></text:p>
          </table:table-cell>
          <table:table-cell table:style-name="ce1" office:value-type="string" calcext:value-type="string">
            <text:p>#2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string" calcext:value-type="string">
            <text:p><text:a xlink:href="http://www.pokemongodb.net/2016/05/rock-slide-move.html" xlink:type="simple">Rock Slide w/ STAB</text:a></text:p>
          </table:table-cell>
          <table:table-cell table:style-name="ce1" office:value-type="string" calcext:value-type="string">
            <text:p>#5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string" calcext:value-type="string">
            <text:p><text:a xlink:href="http://www.pokemongodb.net/2016/05/power-gem-move.html" xlink:type="simple">Power Gem w/ STAB</text:a></text:p>
          </table:table-cell>
          <table:table-cell table:style-name="ce1" office:value-type="string" calcext:value-type="string">
            <text:p>#8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string" calcext:value-type="string">
            <text:p><text:a xlink:href="http://www.pokemongodb.net/2016/05/rock-slide-move.html" xlink:type="simple">Rock Slide</text:a></text:p>
          </table:table-cell>
          <table:table-cell table:style-name="ce1" office:value-type="string" calcext:value-type="string">
            <text:p>#9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string" calcext:value-type="string">
            <text:p><text:a xlink:href="http://www.pokemongodb.net/2016/05/power-gem-move.html" xlink:type="simple">Power Gem</text:a></text:p>
          </table:table-cell>
          <table:table-cell table:style-name="ce1" office:value-type="string" calcext:value-type="string">
            <text:p>#12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string" calcext:value-type="string">
            <text:p><text:a xlink:href="http://www.pokemongodb.net/2016/05/ancient-power-move.html" xlink:type="simple">Ancient Power w/ STAB</text:a></text:p>
          </table:table-cell>
          <table:table-cell table:style-name="ce1" office:value-type="string" calcext:value-type="string">
            <text:p>#16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://www.pokemongodb.net/2016/05/rock-tomb-move.html" xlink:type="simple">Rock Tomb w/ STAB</text:a></text:p>
          </table:table-cell>
          <table:table-cell table:style-name="ce1" office:value-type="string" calcext:value-type="string">
            <text:p>#18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string" calcext:value-type="string">
            <text:p><text:a xlink:href="http://www.pokemongodb.net/2016/05/ancient-power-move.html" xlink:type="simple">Ancient Power</text:a></text:p>
          </table:table-cell>
          <table:table-cell table:style-name="ce1" office:value-type="string" calcext:value-type="string">
            <text:p>#21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<text:a xlink:href="http://www.pokemongodb.net/2016/05/rock-tomb-move.html" xlink:type="simple">Rock Tomb</text:a></text:p>
          </table:table-cell>
          <table:table-cell table:style-name="ce1" office:value-type="string" calcext:value-type="string">
            <text:p>#229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://www.pokemongodb.net/2016/05/rock-throw-move.html" xlink:type="simple">Rock Throw w/ STAB</text:a></text:p>
          </table:table-cell>
          <table:table-cell table:style-name="ce1" office:value-type="string" calcext:value-type="string">
            <text:p>#19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<text:a xlink:href="http://www.pokemongodb.net/2016/05/rock-throw-move.html" xlink:type="simple">Rock Throw</text:a></text:p>
          </table:table-cell>
          <table:table-cell table:style-name="ce1" office:value-type="string" calcext:value-type="string">
            <text:p>#23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string" calcext:value-type="string">
            <text:p><text:a xlink:href="http://www.pokemongodb.net/2016/05/flash-cannon-move.html" xlink:type="simple">Flash Cannon w/ STAB</text:a></text:p>
          </table:table-cell>
          <table:table-cell table:style-name="ce1" office:value-type="string" calcext:value-type="string">
            <text:p>#61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string" calcext:value-type="string">
            <text:p><text:a xlink:href="http://www.pokemongodb.net/2016/05/iron-head-move.html" xlink:type="simple">Iron Head w/ STAB</text:a></text:p>
          </table:table-cell>
          <table:table-cell table:style-name="ce1" office:value-type="string" calcext:value-type="string">
            <text:p>#6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string" calcext:value-type="string">
            <text:p><text:a xlink:href="http://www.pokemongodb.net/2016/05/flash-cannon-move.html" xlink:type="simple">Flash Cannon</text:a></text:p>
          </table:table-cell>
          <table:table-cell table:style-name="ce1" office:value-type="string" calcext:value-type="string">
            <text:p>#95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iron-head-move.html" xlink:type="simple">Iron Head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string" calcext:value-type="string">
            <text:p><text:a xlink:href="http://www.pokemongodb.net/2016/05/magnet-bomb-move.html" xlink:type="simple">Magnet Bomb w/ STAB</text:a></text:p>
          </table:table-cell>
          <table:table-cell table:style-name="ce1" office:value-type="string" calcext:value-type="string">
            <text:p>#13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string" calcext:value-type="string">
            <text:p><text:a xlink:href="http://www.pokemongodb.net/2016/05/magnet-bomb-move.html" xlink:type="simple">Magnet Bomb</text:a></text:p>
          </table:table-cell>
          <table:table-cell table:style-name="ce1" office:value-type="string" calcext:value-type="string">
            <text:p>#197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string" calcext:value-type="string">
            <text:p><text:a xlink:href="http://www.pokemongodb.net/2016/05/metal-claw-move.html" xlink:type="simple">Metal Claw w/ STAB</text:a></text:p>
          </table:table-cell>
          <table:table-cell table:style-name="ce1" office:value-type="string" calcext:value-type="string">
            <text:p>#9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string" calcext:value-type="string">
            <text:p><text:a xlink:href="http://www.pokemongodb.net/2016/05/steel-wing-move.html" xlink:type="simple">Steel Wing w/ STAB</text:a></text:p>
          </table:table-cell>
          <table:table-cell table:style-name="ce1" office:value-type="string" calcext:value-type="string">
            <text:p>#12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string" calcext:value-type="string">
            <text:p><text:a xlink:href="http://www.pokemongodb.net/2016/05/metal-claw-move.html" xlink:type="simple">Metal Claw</text:a></text:p>
          </table:table-cell>
          <table:table-cell table:style-name="ce1" office:value-type="string" calcext:value-type="string">
            <text:p>#154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string" calcext:value-type="string">
            <text:p><text:a xlink:href="http://www.pokemongodb.net/2016/05/steel-wing-move.html" xlink:type="simple">Steel Wing</text:a></text:p>
          </table:table-cell>
          <table:table-cell table:style-name="ce1" office:value-type="string" calcext:value-type="string">
            <text:p>#182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bullet-punch-move.html" xlink:type="simple">Bullet Punch w/ STAB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<text:a xlink:href="http://www.pokemongodb.net/2016/05/bullet-punch-move.html" xlink:type="simple">Bullet Punch</text:a></text:p>
          </table:table-cell>
          <table:table-cell table:style-name="ce1" office:value-type="string" calcext:value-type="string">
            <text:p>#2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string" calcext:value-type="string">
            <text:p><text:a xlink:href="http://www.pokemongodb.net/2016/05/hydro-pump-move.html" xlink:type="simple">Hydro Pump w/ STAB</text:a></text:p>
          </table:table-cell>
          <table:table-cell table:style-name="ce1" office:value-type="string" calcext:value-type="string">
            <text:p>#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string" calcext:value-type="string">
            <text:p><text:a xlink:href="http://www.pokemongodb.net/2016/05/aqua-tail-move.html" xlink:type="simple">Aqua Tail w/ STAB</text:a></text:p>
          </table:table-cell>
          <table:table-cell table:style-name="ce1" office:value-type="string" calcext:value-type="string">
            <text:p>#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<text:a xlink:href="http://www.pokemongodb.net/2016/05/hydro-pump-move.html" xlink:type="simple">Hydro Pump</text:a></text:p>
          </table:table-cell>
          <table:table-cell table:style-name="ce1" office:value-type="string" calcext:value-type="string">
            <text:p>#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string" calcext:value-type="string">
            <text:p><text:a xlink:href="http://www.pokemongodb.net/2016/05/aqua-tail-move.html" xlink:type="simple">Aqua Tail</text:a></text:p>
          </table:table-cell>
          <table:table-cell table:style-name="ce1" office:value-type="string" calcext:value-type="string">
            <text:p>#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string" calcext:value-type="string">
            <text:p><text:a xlink:href="http://www.pokemongodb.net/2016/05/scald-move.html" xlink:type="simple">Scald w/ STAB</text:a></text:p>
          </table:table-cell>
          <table:table-cell table:style-name="ce1" office:value-type="string" calcext:value-type="string">
            <text:p>#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string" calcext:value-type="string">
            <text:p><text:a xlink:href="http://www.pokemongodb.net/2016/05/scald-move.html" xlink:type="simple">Scald</text:a></text:p>
          </table:table-cell>
          <table:table-cell table:style-name="ce1" office:value-type="string" calcext:value-type="string">
            <text:p>#1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aqua-jet-move.html" xlink:type="simple">Aqua Jet w/ STAB</text:a></text:p>
          </table:table-cell>
          <table:table-cell table:style-name="ce1" office:value-type="string" calcext:value-type="string">
            <text:p>#1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water-pulse-move.html" xlink:type="simple">Water Pulse w/ STAB</text:a></text:p>
          </table:table-cell>
          <table:table-cell table:style-name="ce1" office:value-type="string" calcext:value-type="string">
            <text:p>#1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://www.pokemongodb.net/2016/05/brine-move.html" xlink:type="simple">Brine w/ STAB</text:a></text:p>
          </table:table-cell>
          <table:table-cell table:style-name="ce1" office:value-type="string" calcext:value-type="string">
            <text:p>#1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bubble-beam-move.html" xlink:type="simple">Bubble Beam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<text:a xlink:href="http://www.pokemongodb.net/2016/05/aqua-jet-move.html" xlink:type="simple">Aqua Jet</text:a></text:p>
          </table:table-cell>
          <table:table-cell table:style-name="ce1" office:value-type="string" calcext:value-type="string">
            <text:p>#1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<text:a xlink:href="http://www.pokemongodb.net/2016/05/water-pulse-move.html" xlink:type="simple">Water Pulse</text:a></text:p>
          </table:table-cell>
          <table:table-cell table:style-name="ce1" office:value-type="string" calcext:value-type="string">
            <text:p>#2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brine-move.html" xlink:type="simple">Brine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bubble-beam-move.html" xlink:type="simple">Bubble Beam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water-gun-move.html" xlink:type="simple">Water Gun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string" calcext:value-type="string">
            <text:p><text:a xlink:href="http://www.pokemongodb.net/2016/05/bubble-move.html" xlink:type="simple">Bubble w/ STAB</text:a></text:p>
          </table:table-cell>
          <table:table-cell table:style-name="ce1" office:value-type="string" calcext:value-type="string">
            <text:p>#1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water-gun-move.html" xlink:type="simple">Water Gun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bubble-move.html" xlink:type="simple">Bubble</text:a></text:p>
          </table:table-cell>
          <table:table-cell table:style-name="ce1" office:value-type="string" calcext:value-type="string">
            <text:p>#1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://www.pokemongodb.net/2016/05/splash-move.html" xlink:type="simple">Splash</text:a></text:p>
          </table:table-cell>
          <table:table-cell table:style-name="ce1" office:value-type="string" calcext:value-type="string">
            <text:p>#2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://www.pokemongodb.net/2016/05/splash-move.html" xlink:type="simple">Splash w/ STAB</text:a></text:p>
          </table:table-cell>
          <table:table-cell table:style-name="ce1" office:value-type="string" calcext:value-type="string">
            <text:p>#2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101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 moves" table:style-name="ta1">
        <table:table-column table:style-name="co3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60"/>
        <table:table-column table:style-name="co7" table:default-cell-style-name="ce60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2" table:number-columns-repeated="1014" table:default-cell-style-name="Default"/>
        <table:table-row table:style-name="ro1">
          <table:table-cell/>
          <table:table-cell table:style-name="ce4" table:number-columns-repeated="3"/>
          <table:table-cell table:style-name="ce43" table:number-columns-repeated="2"/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14" office:value-type="string" calcext:value-type="string" table:number-columns-spanned="4" table:number-rows-spanned="1">
            <text:p>Fast</text:p>
          </table:table-cell>
          <table:covered-table-cell table:style-name="ce14"/>
          <table:covered-table-cell table:number-columns-repeated="2" table:style-name="ce44"/>
          <table:table-cell table:style-name="ce67" office:value-type="string" calcext:value-type="string" table:number-columns-spanned="4" table:number-rows-spanned="1">
            <text:p>Charge</text:p>
          </table:table-cell>
          <table:covered-table-cell table:number-columns-repeated="2" table:style-name="ce14"/>
          <table:covered-table-cell table:style-name="ce67"/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 table:number-columns-spanned="1" table:number-rows-spanned="2">
            <text:p><text:span text:style-name="T1">B</text:span>ug</text:p>
          </table:table-cell>
          <table:table-cell table:style-name="ce15" office:value-type="string" calcext:value-type="string" table:number-columns-spanned="2" table:number-rows-spanned="1">
            <text:p>Bug Bite</text:p>
          </table:table-cell>
          <table:covered-table-cell table:style-name="ce29"/>
          <table:table-cell table:style-name="ce45" office:value-type="string" calcext:value-type="string" table:number-columns-spanned="2" table:number-rows-spanned="1">
            <text:p>Fury Cutter</text:p>
          </table:table-cell>
          <table:covered-table-cell table:style-name="ce45"/>
          <table:table-cell table:style-name="ce68" office:value-type="string" calcext:value-type="string" table:number-columns-spanned="2" table:number-rows-spanned="1">
            <text:p>Megahorn</text:p>
          </table:table-cell>
          <table:covered-table-cell table:style-name="ce29"/>
          <table:table-cell table:style-name="ce77" office:value-type="string" calcext:value-type="string" table:number-columns-spanned="2" table:number-rows-spanned="1">
            <text:p>Bug Buzz</text:p>
          </table:table-cell>
          <table:covered-table-cell table:style-name="ce77"/>
          <table:table-cell table:style-name="ce3" table:number-columns-repeated="1014"/>
        </table:table-row>
        <table:table-row table:style-name="ro1">
          <table:table-cell/>
          <table:covered-table-cell table:style-name="ce7"/>
          <table:table-cell table:style-name="ce16" office:value-type="float" office:value="139" calcext:value-type="float">
            <text:p>139</text:p>
          </table:table-cell>
          <table:table-cell table:style-name="ce30" office:value-type="float" office:value="111" calcext:value-type="float">
            <text:p>111</text:p>
          </table:table-cell>
          <table:table-cell table:style-name="ce46" office:value-type="float" office:value="94" calcext:value-type="float">
            <text:p>94</text:p>
          </table:table-cell>
          <table:table-cell table:style-name="ce50" office:value-type="float" office:value="75" calcext:value-type="float">
            <text:p>75</text:p>
          </table:table-cell>
          <table:table-cell table:style-name="ce69" office:value-type="float" office:value="313" calcext:value-type="float">
            <text:p>313</text:p>
          </table:table-cell>
          <table:table-cell table:style-name="ce30" office:value-type="float" office:value="250" calcext:value-type="float">
            <text:p>250</text:p>
          </table:table-cell>
          <table:table-cell table:style-name="ce78" office:value-type="float" office:value="221" calcext:value-type="float">
            <text:p>221</text:p>
          </table:table-cell>
          <table:table-cell table:style-name="ce86"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D<text:span text:style-name="T1">a</text:span>rk</text:p>
          </table:table-cell>
          <table:table-cell table:style-name="ce17" office:value-type="string" calcext:value-type="string" table:number-columns-spanned="2" table:number-rows-spanned="1">
            <text:p>Bite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Feint Attack</text:p>
          </table:table-cell>
          <table:covered-table-cell table:style-name="ce47"/>
          <table:table-cell table:style-name="ce70" office:value-type="string" calcext:value-type="string" table:number-columns-spanned="2" table:number-rows-spanned="1">
            <text:p>Dark Pulse</text:p>
          </table:table-cell>
          <table:covered-table-cell table:style-name="ce31"/>
          <table:table-cell table:style-name="ce79" office:value-type="string" calcext:value-type="string" table:number-columns-spanned="2" table:number-rows-spanned="1">
            <text:p>Night Slash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16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48" office:value-type="float" office:value="144" calcext:value-type="float">
            <text:p>144</text:p>
          </table:table-cell>
          <table:table-cell table:style-name="ce61" office:value-type="float" office:value="115" calcext:value-type="float">
            <text:p>115</text:p>
          </table:table-cell>
          <table:table-cell table:style-name="ce71" office:value-type="float" office:value="161" calcext:value-type="float">
            <text:p>161</text:p>
          </table:table-cell>
          <table:table-cell table:style-name="ce34" office:value-type="float" office:value="129" calcext:value-type="float">
            <text:p>129</text:p>
          </table:table-cell>
          <table:table-cell table:style-name="ce80" office:value-type="float" office:value="139" calcext:value-type="float">
            <text:p>139</text:p>
          </table:table-cell>
          <table:table-cell table:style-name="ce88"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pan text:style-name="T1">D</text:span>ragon</text:p>
          </table:table-cell>
          <table:table-cell table:style-name="ce18" office:value-type="string" calcext:value-type="string" table:number-columns-spanned="4" table:number-rows-spanned="1">
            <text:p>Dragon Breath</text:p>
          </table:table-cell>
          <table:covered-table-cell table:style-name="ce32"/>
          <table:covered-table-cell table:style-name="ce49"/>
          <table:covered-table-cell table:style-name="ce45"/>
          <table:table-cell table:style-name="ce68" office:value-type="string" calcext:value-type="string" table:number-columns-spanned="2" table:number-rows-spanned="1">
            <text:p>Dragon Claw</text:p>
          </table:table-cell>
          <table:covered-table-cell table:style-name="ce29"/>
          <table:table-cell table:style-name="ce77" office:value-type="string" calcext:value-type="string" table:number-columns-spanned="2" table:number-rows-spanned="1">
            <text:p>Dragon Pulse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19" office:value-type="float" office:value="150" calcext:value-type="float" table:number-columns-spanned="2" table:number-rows-spanned="1">
            <text:p>150</text:p>
          </table:table-cell>
          <table:covered-table-cell table:style-name="ce33"/>
          <table:table-cell table:style-name="ce50" office:value-type="float" office:value="120" calcext:value-type="float" table:number-columns-spanned="2" table:number-rows-spanned="1">
            <text:p>120</text:p>
          </table:table-cell>
          <table:covered-table-cell table:style-name="ce62"/>
          <table:table-cell table:style-name="ce69" office:value-type="float" office:value="273" calcext:value-type="float">
            <text:p>273</text:p>
          </table:table-cell>
          <table:table-cell table:style-name="ce30" office:value-type="float" office:value="219" calcext:value-type="float">
            <text:p>219</text:p>
          </table:table-cell>
          <table:table-cell table:style-name="ce78" office:value-type="float" office:value="226" calcext:value-type="float">
            <text:p>226</text:p>
          </table:table-cell>
          <table:table-cell table:style-name="ce90"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<text:span text:style-name="T2">E</text:span>lectric</text:p>
          </table:table-cell>
          <table:table-cell table:style-name="ce17" office:value-type="string" calcext:value-type="string" table:number-columns-spanned="2" table:number-rows-spanned="1">
            <text:p>Spark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Thunder Shock</text:p>
          </table:table-cell>
          <table:covered-table-cell table:style-name="ce47"/>
          <table:table-cell table:style-name="ce70" office:value-type="string" calcext:value-type="string" table:number-columns-spanned="2" table:number-rows-spanned="1">
            <text:p>Thunder</text:p>
          </table:table-cell>
          <table:covered-table-cell table:style-name="ce31"/>
          <table:table-cell table:style-name="ce79" office:value-type="string" calcext:value-type="string" table:number-columns-spanned="2" table:number-rows-spanned="1">
            <text:p>Thunderbolt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0" office:value-type="float" office:value="125" calcext:value-type="float">
            <text:p>125</text:p>
          </table:table-cell>
          <table:table-cell table:style-name="ce34" office:value-type="float" office:value="100" calcext:value-type="float">
            <text:p>100</text:p>
          </table:table-cell>
          <table:table-cell table:style-name="ce51" office:value-type="float" office:value="104" calcext:value-type="float">
            <text:p>104</text:p>
          </table:table-cell>
          <table:table-cell table:style-name="ce61" office:value-type="float" office:value="83" calcext:value-type="float">
            <text:p>83</text:p>
          </table:table-cell>
          <table:table-cell table:style-name="ce71" office:value-type="float" office:value="291" calcext:value-type="float">
            <text:p>291</text:p>
          </table:table-cell>
          <table:table-cell table:style-name="ce34" office:value-type="float" office:value="233" calcext:value-type="float">
            <text:p>233</text:p>
          </table:table-cell>
          <table:table-cell table:style-name="ce80" office:value-type="float" office:value="255" calcext:value-type="float">
            <text:p>255</text:p>
          </table:table-cell>
          <table:table-cell table:style-name="ce88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Fair<text:span text:style-name="T2">y</text:span></text:p>
          </table:table-cell>
          <table:table-cell table:style-name="ce21" table:number-columns-spanned="4" table:number-rows-spanned="2"/>
          <table:covered-table-cell table:style-name="ce35"/>
          <table:covered-table-cell table:style-name="ce49"/>
          <table:covered-table-cell table:style-name="ce45"/>
          <table:table-cell table:style-name="ce68" office:value-type="string" calcext:value-type="string" table:number-columns-spanned="2" table:number-rows-spanned="1">
            <text:p>Moonblast</text:p>
          </table:table-cell>
          <table:covered-table-cell table:style-name="ce29"/>
          <table:table-cell table:style-name="ce77" office:value-type="string" calcext:value-type="string" table:number-columns-spanned="2" table:number-rows-spanned="1">
            <text:p>Play Rough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covered-table-cell table:style-name="ce22"/>
          <table:covered-table-cell table:style-name="ce36"/>
          <table:covered-table-cell table:style-name="ce52"/>
          <table:covered-table-cell table:style-name="ce62"/>
          <table:table-cell table:style-name="ce69" office:value-type="float" office:value="259" calcext:value-type="float">
            <text:p>259</text:p>
          </table:table-cell>
          <table:table-cell table:style-name="ce30" office:value-type="float" office:value="207" calcext:value-type="float">
            <text:p>207</text:p>
          </table:table-cell>
          <table:table-cell table:style-name="ce78" office:value-type="float" office:value="237" calcext:value-type="float">
            <text:p>237</text:p>
          </table:table-cell>
          <table:table-cell table:style-name="ce90"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<text:span text:style-name="T1">F</text:span>ighting</text:p>
          </table:table-cell>
          <table:table-cell table:style-name="ce17" office:value-type="string" calcext:value-type="string" table:number-columns-spanned="2" table:number-rows-spanned="1">
            <text:p>Rock Smash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Low Kick</text:p>
          </table:table-cell>
          <table:covered-table-cell table:style-name="ce47"/>
          <table:table-cell table:style-name="ce70" office:value-type="string" calcext:value-type="string" table:number-columns-spanned="2" table:number-rows-spanned="1">
            <text:p>Cross Chop</text:p>
          </table:table-cell>
          <table:covered-table-cell table:style-name="ce31"/>
          <table:table-cell table:style-name="ce79" office:value-type="string" calcext:value-type="string" table:number-columns-spanned="2" table:number-rows-spanned="1">
            <text:p>Brick Break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0" office:value-type="float" office:value="133" calcext:value-type="float">
            <text:p>133</text:p>
          </table:table-cell>
          <table:table-cell table:style-name="ce34" office:value-type="float" office:value="106" calcext:value-type="float">
            <text:p>106</text:p>
          </table:table-cell>
          <table:table-cell table:style-name="ce48" office:value-type="float" office:value="104" calcext:value-type="float">
            <text:p>104</text:p>
          </table:table-cell>
          <table:table-cell table:style-name="ce61" office:value-type="float" office:value="83" calcext:value-type="float">
            <text:p>83</text:p>
          </table:table-cell>
          <table:table-cell table:style-name="ce71" office:value-type="float" office:value="375" calcext:value-type="float">
            <text:p>375</text:p>
          </table:table-cell>
          <table:table-cell table:style-name="ce34" office:value-type="float" office:value="300" calcext:value-type="float">
            <text:p>300</text:p>
          </table:table-cell>
          <table:table-cell table:style-name="ce80" office:value-type="float" office:value="234" calcext:value-type="float">
            <text:p>234</text:p>
          </table:table-cell>
          <table:table-cell table:style-name="ce88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Fir<text:span text:style-name="T1">e</text:span></text:p>
          </table:table-cell>
          <table:table-cell table:style-name="ce23" office:value-type="string" calcext:value-type="string" table:number-columns-spanned="2" table:number-rows-spanned="1">
            <text:p>Fire Fang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Ember</text:p>
          </table:table-cell>
          <table:covered-table-cell table:style-name="ce53"/>
          <table:table-cell table:style-name="ce68" office:value-type="string" calcext:value-type="string" table:number-columns-spanned="2" table:number-rows-spanned="1">
            <text:p>Fire Blast</text:p>
          </table:table-cell>
          <table:covered-table-cell table:style-name="ce29"/>
          <table:table-cell table:style-name="ce77" office:value-type="string" calcext:value-type="string" table:number-columns-spanned="2" table:number-rows-spanned="1">
            <text:p>Heat Wave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24" office:value-type="float" office:value="149" calcext:value-type="float">
            <text:p>149</text:p>
          </table:table-cell>
          <table:table-cell table:style-name="ce37" office:value-type="float" office:value="119" calcext:value-type="float">
            <text:p>119</text:p>
          </table:table-cell>
          <table:table-cell table:style-name="ce54" office:value-type="float" office:value="119" calcext:value-type="float">
            <text:p>119</text:p>
          </table:table-cell>
          <table:table-cell table:style-name="ce63" office:value-type="float" office:value="95" calcext:value-type="float">
            <text:p>95</text:p>
          </table:table-cell>
          <table:table-cell table:style-name="ce69" office:value-type="float" office:value="305" calcext:value-type="float">
            <text:p>305</text:p>
          </table:table-cell>
          <table:table-cell table:style-name="ce30" office:value-type="float" office:value="244" calcext:value-type="float">
            <text:p>244</text:p>
          </table:table-cell>
          <table:table-cell table:style-name="ce78" office:value-type="float" office:value="263" calcext:value-type="float">
            <text:p>263</text:p>
          </table:table-cell>
          <table:table-cell table:style-name="ce90" office:value-type="float" office:value="211" calcext:value-type="float">
            <text:p>21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Flying</text:p>
          </table:table-cell>
          <table:table-cell table:style-name="ce25" office:value-type="string" calcext:value-type="string" table:number-columns-spanned="2" table:number-rows-spanned="1">
            <text:p>Wing Attack</text:p>
          </table:table-cell>
          <table:covered-table-cell table:style-name="ce38"/>
          <table:table-cell table:style-name="ce55" office:value-type="string" calcext:value-type="string" table:number-columns-spanned="2" table:number-rows-spanned="1">
            <text:p>Peck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Hurricane</text:p>
          </table:table-cell>
          <table:covered-table-cell table:style-name="ce38"/>
          <table:table-cell table:style-name="ce81" office:value-type="string" calcext:value-type="string" table:number-columns-spanned="2" table:number-rows-spanned="1">
            <text:p>Drill Peck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6" office:value-type="float" office:value="150" calcext:value-type="float">
            <text:p>150</text:p>
          </table:table-cell>
          <table:table-cell table:style-name="ce39" office:value-type="float" office:value="120" calcext:value-type="float">
            <text:p>120</text:p>
          </table:table-cell>
          <table:table-cell table:style-name="ce56" office:value-type="float" office:value="109" calcext:value-type="float">
            <text:p>109</text:p>
          </table:table-cell>
          <table:table-cell table:style-name="ce64" office:value-type="float" office:value="87" calcext:value-type="float">
            <text:p>87</text:p>
          </table:table-cell>
          <table:table-cell table:style-name="ce73" office:value-type="float" office:value="313" calcext:value-type="float">
            <text:p>313</text:p>
          </table:table-cell>
          <table:table-cell table:style-name="ce39" office:value-type="float" office:value="250" calcext:value-type="float">
            <text:p>250</text:p>
          </table:table-cell>
          <table:table-cell table:style-name="ce82" office:value-type="float" office:value="185" calcext:value-type="float">
            <text:p>185</text:p>
          </table:table-cell>
          <table:table-cell table:style-name="ce88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Ghost</text:p>
          </table:table-cell>
          <table:table-cell table:style-name="ce23" office:value-type="string" calcext:value-type="string" table:number-columns-spanned="2" table:number-rows-spanned="1">
            <text:p>Shadow Claw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Lick</text:p>
          </table:table-cell>
          <table:covered-table-cell table:style-name="ce53"/>
          <table:table-cell table:style-name="ce74" office:value-type="string" calcext:value-type="string" table:number-columns-spanned="2" table:number-rows-spanned="1">
            <text:p>Shadow Ball</text:p>
          </table:table-cell>
          <table:covered-table-cell table:style-name="ce35"/>
          <table:table-cell table:style-name="ce83" office:value-type="string" calcext:value-type="string" table:number-columns-spanned="2" table:number-rows-spanned="1">
            <text:p>Ominous Wind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24" office:value-type="float" office:value="145" calcext:value-type="float">
            <text:p>145</text:p>
          </table:table-cell>
          <table:table-cell table:style-name="ce37" office:value-type="float" office:value="116" calcext:value-type="float">
            <text:p>116</text:p>
          </table:table-cell>
          <table:table-cell table:style-name="ce54" office:value-type="float" office:value="125" calcext:value-type="float">
            <text:p>125</text:p>
          </table:table-cell>
          <table:table-cell table:style-name="ce63" office:value-type="float" office:value="100" calcext:value-type="float">
            <text:p>100</text:p>
          </table:table-cell>
          <table:table-cell table:style-name="ce75" office:value-type="float" office:value="183" calcext:value-type="float">
            <text:p>183</text:p>
          </table:table-cell>
          <table:table-cell table:style-name="ce37" office:value-type="float" office:value="146" calcext:value-type="float">
            <text:p>146</text:p>
          </table:table-cell>
          <table:table-cell table:style-name="ce84" office:value-type="float" office:value="121" calcext:value-type="float">
            <text:p>121</text:p>
          </table:table-cell>
          <table:table-cell table:style-name="ce90"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Grass</text:p>
          </table:table-cell>
          <table:table-cell table:style-name="ce25" office:value-type="string" calcext:value-type="string" table:number-columns-spanned="2" table:number-rows-spanned="1">
            <text:p>Vine Whip</text:p>
          </table:table-cell>
          <table:covered-table-cell table:style-name="ce38"/>
          <table:table-cell table:style-name="ce55" office:value-type="string" calcext:value-type="string" table:number-columns-spanned="2" table:number-rows-spanned="1">
            <text:p>Razor Leaf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Power Whip</text:p>
          </table:table-cell>
          <table:covered-table-cell table:style-name="ce38"/>
          <table:table-cell table:style-name="ce81" office:value-type="string" calcext:value-type="string" table:number-columns-spanned="2" table:number-rows-spanned="1">
            <text:p>Solar Beam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6" office:value-type="float" office:value="135" calcext:value-type="float">
            <text:p>135</text:p>
          </table:table-cell>
          <table:table-cell table:style-name="ce39" office:value-type="float" office:value="108" calcext:value-type="float">
            <text:p>108</text:p>
          </table:table-cell>
          <table:table-cell table:style-name="ce56" office:value-type="float" office:value="129" calcext:value-type="float">
            <text:p>129</text:p>
          </table:table-cell>
          <table:table-cell table:style-name="ce64" office:value-type="float" office:value="103" calcext:value-type="float">
            <text:p>103</text:p>
          </table:table-cell>
          <table:table-cell table:style-name="ce73" office:value-type="float" office:value="313" calcext:value-type="float">
            <text:p>313</text:p>
          </table:table-cell>
          <table:table-cell table:style-name="ce39" office:value-type="float" office:value="250" calcext:value-type="float">
            <text:p>250</text:p>
          </table:table-cell>
          <table:table-cell table:style-name="ce82" office:value-type="float" office:value="306" calcext:value-type="float">
            <text:p>306</text:p>
          </table:table-cell>
          <table:table-cell table:style-name="ce88" office:value-type="float" office:value="245" calcext:value-type="float">
            <text:p>245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Ground</text:p>
          </table:table-cell>
          <table:table-cell table:style-name="ce23" office:value-type="string" calcext:value-type="string" table:number-columns-spanned="2" table:number-rows-spanned="1">
            <text:p>Mud Slap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Mud Shot</text:p>
          </table:table-cell>
          <table:covered-table-cell table:style-name="ce53"/>
          <table:table-cell table:style-name="ce74" office:value-type="string" calcext:value-type="string" table:number-columns-spanned="2" table:number-rows-spanned="1">
            <text:p>Earthquake</text:p>
          </table:table-cell>
          <table:covered-table-cell table:style-name="ce35"/>
          <table:table-cell table:style-name="ce83" office:value-type="string" calcext:value-type="string" table:number-columns-spanned="2" table:number-rows-spanned="1">
            <text:p>Bone Club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24" office:value-type="float" office:value="139" calcext:value-type="float">
            <text:p>139</text:p>
          </table:table-cell>
          <table:table-cell table:style-name="ce37" office:value-type="float" office:value="111" calcext:value-type="float">
            <text:p>111</text:p>
          </table:table-cell>
          <table:table-cell table:style-name="ce54" office:value-type="float" office:value="136" calcext:value-type="float">
            <text:p>136</text:p>
          </table:table-cell>
          <table:table-cell table:style-name="ce63" office:value-type="float" office:value="109" calcext:value-type="float">
            <text:p>109</text:p>
          </table:table-cell>
          <table:table-cell table:style-name="ce75" office:value-type="float" office:value="298" calcext:value-type="float">
            <text:p>298</text:p>
          </table:table-cell>
          <table:table-cell table:style-name="ce37" office:value-type="float" office:value="238" calcext:value-type="float">
            <text:p>238</text:p>
          </table:table-cell>
          <table:table-cell table:style-name="ce84" office:value-type="float" office:value="195" calcext:value-type="float">
            <text:p>195</text:p>
          </table:table-cell>
          <table:table-cell table:style-name="ce90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Ice</text:p>
          </table:table-cell>
          <table:table-cell table:style-name="ce25" office:value-type="string" calcext:value-type="string" table:number-columns-spanned="2" table:number-rows-spanned="1">
            <text:p>Frost Breath</text:p>
          </table:table-cell>
          <table:covered-table-cell table:style-name="ce38"/>
          <table:table-cell table:style-name="ce55" office:value-type="string" calcext:value-type="string" table:number-columns-spanned="2" table:number-rows-spanned="1">
            <text:p>Ice Shard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Blizzard</text:p>
          </table:table-cell>
          <table:covered-table-cell table:style-name="ce38"/>
          <table:table-cell table:style-name="ce81" office:value-type="string" calcext:value-type="string" table:number-columns-spanned="2" table:number-rows-spanned="1">
            <text:p>Ice Beam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6" office:value-type="float" office:value="139" calcext:value-type="float">
            <text:p>139</text:p>
          </table:table-cell>
          <table:table-cell table:style-name="ce39" office:value-type="float" office:value="111" calcext:value-type="float">
            <text:p>111</text:p>
          </table:table-cell>
          <table:table-cell table:style-name="ce56" office:value-type="float" office:value="134" calcext:value-type="float">
            <text:p>134</text:p>
          </table:table-cell>
          <table:table-cell table:style-name="ce64" office:value-type="float" office:value="107" calcext:value-type="float">
            <text:p>107</text:p>
          </table:table-cell>
          <table:table-cell table:style-name="ce73" office:value-type="float" office:value="321" calcext:value-type="float">
            <text:p>321</text:p>
          </table:table-cell>
          <table:table-cell table:style-name="ce39" office:value-type="float" office:value="256" calcext:value-type="float">
            <text:p>256</text:p>
          </table:table-cell>
          <table:table-cell table:style-name="ce82" office:value-type="float" office:value="223" calcext:value-type="float">
            <text:p>223</text:p>
          </table:table-cell>
          <table:table-cell table:style-name="ce88" office:value-type="float" office:value="178" calcext:value-type="float">
            <text:p>178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Normal</text:p>
          </table:table-cell>
          <table:table-cell table:style-name="ce23" office:value-type="string" calcext:value-type="string" table:number-columns-spanned="2" table:number-rows-spanned="1">
            <text:p>Pound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Scratch</text:p>
          </table:table-cell>
          <table:covered-table-cell table:style-name="ce53"/>
          <table:table-cell table:style-name="ce74" office:value-type="string" calcext:value-type="string" table:number-columns-spanned="2" table:number-rows-spanned="1">
            <text:p>Body Slam</text:p>
          </table:table-cell>
          <table:covered-table-cell table:style-name="ce35"/>
          <table:table-cell table:style-name="ce83" office:value-type="string" calcext:value-type="string" table:number-columns-spanned="2" table:number-rows-spanned="1">
            <text:p>Hyper Beam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24" office:value-type="float" office:value="162" calcext:value-type="float">
            <text:p>162</text:p>
          </table:table-cell>
          <table:table-cell table:style-name="ce37" office:value-type="float" office:value="130" calcext:value-type="float">
            <text:p>130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120" calcext:value-type="float">
            <text:p>120</text:p>
          </table:table-cell>
          <table:table-cell table:style-name="ce75" office:value-type="float" office:value="321" calcext:value-type="float">
            <text:p>321</text:p>
          </table:table-cell>
          <table:table-cell table:style-name="ce37" office:value-type="float" office:value="256" calcext:value-type="float">
            <text:p>256</text:p>
          </table:table-cell>
          <table:table-cell table:style-name="ce84" office:value-type="float" office:value="300" calcext:value-type="float">
            <text:p>300</text:p>
          </table:table-cell>
          <table:table-cell table:style-name="ce91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Poison</text:p>
          </table:table-cell>
          <table:table-cell table:style-name="ce25" office:value-type="string" calcext:value-type="string" table:number-columns-spanned="2" table:number-rows-spanned="1">
            <text:p>Poison Jab</text:p>
          </table:table-cell>
          <table:covered-table-cell table:style-name="ce38"/>
          <table:table-cell table:style-name="ce55" office:value-type="string" calcext:value-type="string" table:number-columns-spanned="2" table:number-rows-spanned="1">
            <text:p>Poison Sting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Gunk Shot</text:p>
          </table:table-cell>
          <table:covered-table-cell table:style-name="ce38"/>
          <table:table-cell table:style-name="ce81" office:value-type="string" calcext:value-type="string" table:number-columns-spanned="2" table:number-rows-spanned="1">
            <text:p>Sludge Bomb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6" office:value-type="float" office:value="143" calcext:value-type="float">
            <text:p>143</text:p>
          </table:table-cell>
          <table:table-cell table:style-name="ce39" office:value-type="float" office:value="114" calcext:value-type="float">
            <text:p>114</text:p>
          </table:table-cell>
          <table:table-cell table:style-name="ce56" office:value-type="float" office:value="129" calcext:value-type="float">
            <text:p>129</text:p>
          </table:table-cell>
          <table:table-cell table:style-name="ce64" office:value-type="float" office:value="103" calcext:value-type="float">
            <text:p>103</text:p>
          </table:table-cell>
          <table:table-cell table:style-name="ce73" office:value-type="float" office:value="271" calcext:value-type="float">
            <text:p>271</text:p>
          </table:table-cell>
          <table:table-cell table:style-name="ce39" office:value-type="float" office:value="217" calcext:value-type="float">
            <text:p>217</text:p>
          </table:table-cell>
          <table:table-cell table:style-name="ce82" office:value-type="float" office:value="264" calcext:value-type="float">
            <text:p>264</text:p>
          </table:table-cell>
          <table:table-cell table:style-name="ce88" office:value-type="float" office:value="212" calcext:value-type="float">
            <text:p>212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Psychic</text:p>
          </table:table-cell>
          <table:table-cell table:style-name="ce23" office:value-type="string" calcext:value-type="string" table:number-columns-spanned="2" table:number-rows-spanned="1">
            <text:p>Psycho Cut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Zen Headbutt</text:p>
          </table:table-cell>
          <table:covered-table-cell table:style-name="ce53"/>
          <table:table-cell table:style-name="ce74" office:value-type="string" calcext:value-type="string" table:number-columns-spanned="2" table:number-rows-spanned="1">
            <text:p>Psychic</text:p>
          </table:table-cell>
          <table:covered-table-cell table:style-name="ce35"/>
          <table:table-cell table:style-name="ce83" office:value-type="string" calcext:value-type="string" table:number-columns-spanned="2" table:number-rows-spanned="1">
            <text:p>Psyshock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24" office:value-type="float" office:value="154" calcext:value-type="float">
            <text:p>154</text:p>
          </table:table-cell>
          <table:table-cell table:style-name="ce37" office:value-type="float" office:value="123" calcext:value-type="float">
            <text:p>123</text:p>
          </table:table-cell>
          <table:table-cell table:style-name="ce54" office:value-type="float" office:value="143" calcext:value-type="float">
            <text:p>143</text:p>
          </table:table-cell>
          <table:table-cell table:style-name="ce63" office:value-type="float" office:value="114" calcext:value-type="float">
            <text:p>114</text:p>
          </table:table-cell>
          <table:table-cell table:style-name="ce75" office:value-type="float" office:value="246" calcext:value-type="float">
            <text:p>246</text:p>
          </table:table-cell>
          <table:table-cell table:style-name="ce37" office:value-type="float" office:value="196" calcext:value-type="float">
            <text:p>196</text:p>
          </table:table-cell>
          <table:table-cell table:style-name="ce84" office:value-type="float" office:value="185" calcext:value-type="float">
            <text:p>185</text:p>
          </table:table-cell>
          <table:table-cell table:style-name="ce90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Rock</text:p>
          </table:table-cell>
          <table:table-cell table:style-name="ce27" office:value-type="string" calcext:value-type="string" table:number-columns-spanned="4" table:number-rows-spanned="1">
            <text:p>Rock Throw</text:p>
          </table:table-cell>
          <table:covered-table-cell table:style-name="ce40"/>
          <table:covered-table-cell table:style-name="ce57"/>
          <table:covered-table-cell table:style-name="ce53"/>
          <table:table-cell table:style-name="ce74" office:value-type="string" calcext:value-type="string" table:number-columns-spanned="2" table:number-rows-spanned="1">
            <text:p>Stone Edge</text:p>
          </table:table-cell>
          <table:covered-table-cell table:style-name="ce35"/>
          <table:table-cell table:style-name="ce83" office:value-type="string" calcext:value-type="string" table:number-columns-spanned="2" table:number-rows-spanned="1">
            <text:p>Rock Slide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0"/>
          <table:table-cell table:style-name="ce24" office:value-type="float" office:value="110" calcext:value-type="float" table:number-columns-spanned="2" table:number-rows-spanned="1">
            <text:p>110</text:p>
          </table:table-cell>
          <table:covered-table-cell table:style-name="ce41"/>
          <table:table-cell table:style-name="ce58" office:value-type="float" office:value="88" calcext:value-type="float" table:number-columns-spanned="2" table:number-rows-spanned="1">
            <text:p>88</text:p>
          </table:table-cell>
          <table:covered-table-cell table:style-name="ce65"/>
          <table:table-cell table:style-name="ce75" office:value-type="float" office:value="323" calcext:value-type="float">
            <text:p>323</text:p>
          </table:table-cell>
          <table:table-cell table:style-name="ce37" office:value-type="float" office:value="258" calcext:value-type="float">
            <text:p>258</text:p>
          </table:table-cell>
          <table:table-cell table:style-name="ce84" office:value-type="float" office:value="195" calcext:value-type="float">
            <text:p>195</text:p>
          </table:table-cell>
          <table:table-cell table:style-name="ce90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Steel</text:p>
          </table:table-cell>
          <table:table-cell table:style-name="ce25" office:value-type="string" calcext:value-type="string" table:number-columns-spanned="2" table:number-rows-spanned="1">
            <text:p>Metal Claw</text:p>
          </table:table-cell>
          <table:covered-table-cell table:style-name="ce38"/>
          <table:table-cell table:style-name="ce55" office:value-type="string" calcext:value-type="string" table:number-columns-spanned="2" table:number-rows-spanned="1">
            <text:p>Steel Wing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Flash Cannon</text:p>
          </table:table-cell>
          <table:covered-table-cell table:style-name="ce38"/>
          <table:table-cell table:style-name="ce81" office:value-type="string" calcext:value-type="string" table:number-columns-spanned="2" table:number-rows-spanned="1">
            <text:p>Iron Head</text:p>
          </table:table-cell>
          <table:covered-table-cell table:style-name="ce87"/>
          <table:table-cell table:style-name="ce3" table:number-columns-repeated="1014"/>
        </table:table-row>
        <table:table-row table:style-name="ro1">
          <table:table-cell/>
          <table:covered-table-cell table:style-name="ce8"/>
          <table:table-cell table:style-name="ce26" office:value-type="float" office:value="159" calcext:value-type="float">
            <text:p>159</text:p>
          </table:table-cell>
          <table:table-cell table:style-name="ce39" office:value-type="float" office:value="127" calcext:value-type="float">
            <text:p>127</text:p>
          </table:table-cell>
          <table:table-cell table:style-name="ce56" office:value-type="float" office:value="141" calcext:value-type="float">
            <text:p>141</text:p>
          </table:table-cell>
          <table:table-cell table:style-name="ce64" office:value-type="float" office:value="113" calcext:value-type="float">
            <text:p>113</text:p>
          </table:table-cell>
          <table:table-cell table:style-name="ce73" office:value-type="float" office:value="192" calcext:value-type="float">
            <text:p>192</text:p>
          </table:table-cell>
          <table:table-cell table:style-name="ce39" office:value-type="float" office:value="154" calcext:value-type="float">
            <text:p>154</text:p>
          </table:table-cell>
          <table:table-cell table:style-name="ce82" office:value-type="float" office:value="188" calcext:value-type="float">
            <text:p>188</text:p>
          </table:table-cell>
          <table:table-cell table:style-name="ce88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Water</text:p>
          </table:table-cell>
          <table:table-cell table:style-name="ce23" office:value-type="string" calcext:value-type="string" table:number-columns-spanned="2" table:number-rows-spanned="1">
            <text:p>Water Gun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Bubble</text:p>
          </table:table-cell>
          <table:covered-table-cell table:style-name="ce53"/>
          <table:table-cell table:style-name="ce74" office:value-type="string" calcext:value-type="string" table:number-columns-spanned="2" table:number-rows-spanned="1">
            <text:p>Hydro Pump</text:p>
          </table:table-cell>
          <table:covered-table-cell table:style-name="ce35"/>
          <table:table-cell table:style-name="ce83" office:value-type="string" calcext:value-type="string" table:number-columns-spanned="2" table:number-rows-spanned="1">
            <text:p>Aqua Tail</text:p>
          </table:table-cell>
          <table:covered-table-cell table:style-name="ce89"/>
          <table:table-cell table:style-name="ce3" table:number-columns-repeated="1014"/>
        </table:table-row>
        <table:table-row table:style-name="ro1">
          <table:table-cell/>
          <table:covered-table-cell table:style-name="ce12"/>
          <table:table-cell table:style-name="ce28" office:value-type="float" office:value="150" calcext:value-type="float">
            <text:p>150</text:p>
          </table:table-cell>
          <table:table-cell table:style-name="ce42" office:value-type="float" office:value="120" calcext:value-type="float">
            <text:p>120</text:p>
          </table:table-cell>
          <table:table-cell table:style-name="ce59" office:value-type="float" office:value="136" calcext:value-type="float">
            <text:p>136</text:p>
          </table:table-cell>
          <table:table-cell table:style-name="ce66" office:value-type="float" office:value="109" calcext:value-type="float">
            <text:p>109</text:p>
          </table:table-cell>
          <table:table-cell table:style-name="ce76" office:value-type="float" office:value="296" calcext:value-type="float">
            <text:p>296</text:p>
          </table:table-cell>
          <table:table-cell table:style-name="ce42" office:value-type="float" office:value="237" calcext:value-type="float">
            <text:p>237</text:p>
          </table:table-cell>
          <table:table-cell table:style-name="ce85" office:value-type="float" office:value="239" calcext:value-type="float">
            <text:p>239</text:p>
          </table:table-cell>
          <table:table-cell table:style-name="ce92" office:value-type="float" office:value="191" calcext:value-type="float">
            <text:p>191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erage" table:style-name="ta1">
        <table:table-column table:style-name="co12" table:default-cell-style-name="ce94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100"/>
        <table:table-row table:style-name="ro1">
          <table:table-cell table:style-name="ce93" office:value-type="string" calcext:value-type="string">
            <text:p>Type</text:p>
          </table:table-cell>
          <table:table-cell table:style-name="ce96" office:value-type="string" calcext:value-type="string">
            <text:p>Average - DPS</text:p>
          </table:table-cell>
          <table:table-cell table:style-name="ce96" office:value-type="string" calcext:value-type="string">
            <text:p>Average - Power</text:p>
          </table:table-cell>
          <table:table-cell table:style-name="ce96" office:value-type="string" calcext:value-type="string">
            <text:p>Average - Energy</text:p>
          </table:table-cell>
          <table:table-cell table:style-name="ce99" office:value-type="string" calcext:value-type="string">
            <text:p>Average - Sec.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0.45" calcext:value-type="float">
            <text:p>20.45</text:p>
          </table:table-cell>
          <table:table-cell office:value-type="float" office:value="53.1428571428572" calcext:value-type="float">
            <text:p>53.14</text:p>
          </table:table-cell>
          <table:table-cell office:value-type="float" office:value="-45.5714285714286" calcext:value-type="float">
            <text:p>-45.57</text:p>
          </table:table-cell>
          <table:table-cell office:value-type="float" office:value="2.6" calcext:value-type="float">
            <text:p>2.60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17.375" calcext:value-type="float">
            <text:p>17.38</text:p>
          </table:table-cell>
          <table:table-cell office:value-type="float" office:value="40.3333333333333" calcext:value-type="float">
            <text:p>40.33</text:p>
          </table:table-cell>
          <table:table-cell office:value-type="float" office:value="-34.1666666666667" calcext:value-type="float">
            <text:p>-34.17</text:p>
          </table:table-cell>
          <table:table-cell office:value-type="float" office:value="2.2" calcext:value-type="float">
            <text:p>2.20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17.3333333333333" calcext:value-type="float">
            <text:p>17.33</text:p>
          </table:table-cell>
          <table:table-cell office:value-type="float" office:value="40.5" calcext:value-type="float">
            <text:p>40.50</text:p>
          </table:table-cell>
          <table:table-cell office:value-type="float" office:value="-32.8333333333333" calcext:value-type="float">
            <text:p>-32.8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17.225" calcext:value-type="float">
            <text:p>17.23</text:p>
          </table:table-cell>
          <table:table-cell office:value-type="float" office:value="32.75" calcext:value-type="float">
            <text:p>32.75</text:p>
          </table:table-cell>
          <table:table-cell office:value-type="float" office:value="-28.25" calcext:value-type="float">
            <text:p>-28.25</text:p>
          </table:table-cell>
          <table:table-cell office:value-type="float" office:value="2.1" calcext:value-type="float">
            <text:p>2.10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16.6555555555556" calcext:value-type="float">
            <text:p>16.66</text:p>
          </table:table-cell>
          <table:table-cell office:value-type="float" office:value="33.1111111111111" calcext:value-type="float">
            <text:p>33.11</text:p>
          </table:table-cell>
          <table:table-cell office:value-type="float" office:value="-33.5555555555556" calcext:value-type="float">
            <text:p>-33.56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16.5285714285714" calcext:value-type="float">
            <text:p>16.53</text:p>
          </table:table-cell>
          <table:table-cell office:value-type="float" office:value="25.1428571428571" calcext:value-type="float">
            <text:p>25.14</text:p>
          </table:table-cell>
          <table:table-cell office:value-type="float" office:value="-24.2857142857143" calcext:value-type="float">
            <text:p>-24.29</text:p>
          </table:table-cell>
          <table:table-cell office:value-type="float" office:value="1.53714285714286" calcext:value-type="float">
            <text:p>1.54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16.4111111111111" calcext:value-type="float">
            <text:p>16.41</text:p>
          </table:table-cell>
          <table:table-cell office:value-type="float" office:value="43.3333333333333" calcext:value-type="float">
            <text:p>43.33</text:p>
          </table:table-cell>
          <table:table-cell office:value-type="float" office:value="-38" calcext:value-type="float">
            <text:p>-38.0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15.8916666666667" calcext:value-type="float">
            <text:p>15.89</text:p>
          </table:table-cell>
          <table:table-cell office:value-type="float" office:value="43.1666666666667" calcext:value-type="float">
            <text:p>43.17</text:p>
          </table:table-cell>
          <table:table-cell office:value-type="float" office:value="-31.5" calcext:value-type="float">
            <text:p>-31.50</text:p>
          </table:table-cell>
          <table:table-cell office:value-type="float" office:value="2.84333333333333" calcext:value-type="float">
            <text:p>2.84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15.475" calcext:value-type="float">
            <text:p>15.48</text:p>
          </table:table-cell>
          <table:table-cell office:value-type="float" office:value="41.375" calcext:value-type="float">
            <text:p>41.38</text:p>
          </table:table-cell>
          <table:table-cell office:value-type="float" office:value="-28.125" calcext:value-type="float">
            <text:p>-28.13</text:p>
          </table:table-cell>
          <table:table-cell office:value-type="float" office:value="2.8625" calcext:value-type="float">
            <text:p>2.86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15.475" calcext:value-type="float">
            <text:p>15.48</text:p>
          </table:table-cell>
          <table:table-cell office:value-type="float" office:value="41.1666666666667" calcext:value-type="float">
            <text:p>41.17</text:p>
          </table:table-cell>
          <table:table-cell office:value-type="float" office:value="-34.8333333333333" calcext:value-type="float">
            <text:p>-34.83</text:p>
          </table:table-cell>
          <table:table-cell office:value-type="float" office:value="2.92666666666667" calcext:value-type="float">
            <text:p>2.93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15.33" calcext:value-type="float">
            <text:p>15.33</text:p>
          </table:table-cell>
          <table:table-cell office:value-type="float" office:value="49" calcext:value-type="float">
            <text:p>49.00</text:p>
          </table:table-cell>
          <table:table-cell office:value-type="float" office:value="-44.6" calcext:value-type="float">
            <text:p>-44.6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14.9916666666667" calcext:value-type="float">
            <text:p>14.99</text:p>
          </table:table-cell>
          <table:table-cell office:value-type="float" office:value="33.1666666666667" calcext:value-type="float">
            <text:p>33.17</text:p>
          </table:table-cell>
          <table:table-cell office:value-type="float" office:value="-27.6666666666667" calcext:value-type="float">
            <text:p>-27.67</text:p>
          </table:table-cell>
          <table:table-cell office:value-type="float" office:value="2.33333333333333" calcext:value-type="float">
            <text:p>2.3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4.8" calcext:value-type="float">
            <text:p>14.80</text:p>
          </table:table-cell>
          <table:table-cell office:value-type="float" office:value="28" calcext:value-type="float">
            <text:p>28.00</text:p>
          </table:table-cell>
          <table:table-cell office:value-type="float" office:value="-20.2142857142857" calcext:value-type="float">
            <text:p>-20.21</text:p>
          </table:table-cell>
          <table:table-cell office:value-type="float" office:value="2.02571428571429" calcext:value-type="float">
            <text:p>2.03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float" office:value="14.7416666666667" calcext:value-type="float">
            <text:p>14.74</text:p>
          </table:table-cell>
          <table:table-cell office:value-type="float" office:value="28.1666666666667" calcext:value-type="float">
            <text:p>28.17</text:p>
          </table:table-cell>
          <table:table-cell office:value-type="float" office:value="-15" calcext:value-type="float">
            <text:p>-15.00</text:p>
          </table:table-cell>
          <table:table-cell office:value-type="float" office:value="2.07166666666667" calcext:value-type="float">
            <text:p>2.07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3.7666666666667" calcext:value-type="float">
            <text:p>13.77</text:p>
          </table:table-cell>
          <table:table-cell office:value-type="float" office:value="25.5" calcext:value-type="float">
            <text:p>25.50</text:p>
          </table:table-cell>
          <table:table-cell office:value-type="float" office:value="-12.1666666666667" calcext:value-type="float">
            <text:p>-12.17</text:p>
          </table:table-cell>
          <table:table-cell office:value-type="float" office:value="1.97666666666667" calcext:value-type="float">
            <text:p>1.98</text:p>
          </table:table-cell>
        </table:table-row>
        <table:table-row table:style-name="ro1">
          <table:table-cell table:style-name="ce95" office:value-type="string" calcext:value-type="string">
            <text:p>Water</text:p>
          </table:table-cell>
          <table:table-cell table:style-name="ce98" office:value-type="float" office:value="13.66" calcext:value-type="float">
            <text:p>13.66</text:p>
          </table:table-cell>
          <table:table-cell table:style-name="ce98" office:value-type="float" office:value="33.6" calcext:value-type="float">
            <text:p>33.60</text:p>
          </table:table-cell>
          <table:table-cell table:style-name="ce98" office:value-type="float" office:value="-24.9" calcext:value-type="float">
            <text:p>-24.90</text:p>
          </table:table-cell>
          <table:table-cell table:style-name="ce101" office:value-type="float" office:value="2.513" calcext:value-type="float">
            <text:p>2.51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2.94" calcext:value-type="float">
            <text:p>12.94</text:p>
          </table:table-cell>
          <table:table-cell office:value-type="float" office:value="20" calcext:value-type="float">
            <text:p>20.00</text:p>
          </table:table-cell>
          <table:table-cell office:value-type="float" office:value="-8" calcext:value-type="float">
            <text:p>-8.00</text:p>
          </table:table-cell>
          <table:table-cell office:value-type="float" office:value="1.688" calcext:value-type="float">
            <text:p>1.69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12.9125" calcext:value-type="float">
            <text:p>12.91</text:p>
          </table:table-cell>
          <table:table-cell office:value-type="float" office:value="22.75" calcext:value-type="float">
            <text:p>22.75</text:p>
          </table:table-cell>
          <table:table-cell office:value-type="float" office:value="-11" calcext:value-type="float">
            <text:p>-11.00</text:p>
          </table:table-cell>
          <table:table-cell office:value-type="float" office:value="1.9075" calcext:value-type="float">
            <text:p>1.91</text:p>
          </table:table-cell>
        </table:table-row>
        <table:table-row table:style-name="ro1">
          <table:table-cell table:style-name="Default" table:number-columns-repeated="2"/>
          <table:table-cell table:style-name="Pivot_20_Table_20_Result"/>
          <table:table-cell table:style-name="Default" table:number-columns-repeated="2"/>
        </table:table-row>
      </table:table>
      <table:table table:name="Pivot Table_Pivot Table_Sheet2_1_1" table:style-name="ta1">
        <table:table-column table:style-name="co2" table:default-cell-style-name="ce104"/>
        <table:table-column table:style-name="co17" table:default-cell-style-name="ce108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2" office:value-type="string" calcext:value-type="string">
            <text:p>Type</text:p>
          </table:table-cell>
          <table:table-cell table:style-name="ce106" office:value-type="string" calcext:value-type="string">
            <text:p>Average - Sec.</text:p>
          </table:table-cell>
        </table:table-row>
        <table:table-row table:style-name="ro1">
          <table:table-cell table:style-name="ce103" office:value-type="string" calcext:value-type="string">
            <text:p>Bug</text:p>
          </table:table-cell>
          <table:table-cell table:style-name="ce107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1.53714285714286" calcext:value-type="float">
            <text:p>1.537142857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1.9075" calcext:value-type="float">
            <text:p>1.9075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2.84333333333333" calcext:value-type="float">
            <text:p>2.843333333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.02571428571429" calcext:value-type="float">
            <text:p>2.0257142857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float" office:value="2.07166666666667" calcext:value-type="float">
            <text:p>2.0716666667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2.92666666666667" calcext:value-type="float">
            <text:p>2.9266666667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.97666666666667" calcext:value-type="float">
            <text:p>1.9766666667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style-name="ce109" office:value-type="float" office:value="2.513" calcext:value-type="float">
            <text:p>2.513</text:p>
          </table:table-cell>
        </table:table-row>
        <table:table-row table:style-name="ro1">
          <table:table-cell table:style-name="ce105" office:value-type="string" calcext:value-type="string">
            <text:p>Total Result</text:p>
          </table:table-cell>
          <table:table-cell table:style-name="ce110" office:value-type="float" office:value="2.34516129032258" calcext:value-type="float">
            <text:p>2.3451612903</text:p>
          </table:table-cell>
        </table:table-row>
      </table:table>
      <table:table table:name="Sheet6" table:style-name="ta1">
        <table:table-column table:style-name="co18" table:number-columns-repeated="5" table:default-cell-style-name="Default"/>
        <table:table-column table:style-name="co19" table:default-cell-style-name="ce13"/>
        <table:table-column table:style-name="co18" table:default-cell-style-name="Default"/>
        <table:table-column table:style-name="co20" table:default-cell-style-name="ce13"/>
        <table:table-column table:style-name="co18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Flying</text:p>
          </table:table-cell>
          <table:table-cell table:style-name="ce111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112" office:value-type="string" calcext:value-type="string">
            <text:p>Bug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Psysic</text:p>
          </table:table-cell>
          <table:table-cell table:style-name="ce111" office:value-type="string" calcext:value-type="string">
            <text:p>Dark</text:p>
          </table:table-cell>
          <table:table-cell table:style-name="ce13" table:number-columns-repeated="2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Bug</text:p>
          </table:table-cell>
          <table:table-cell table:style-name="ce111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Psychic</text:p>
          </table:table-cell>
          <table:table-cell table:style-name="ce111" office:value-type="string" calcext:value-type="string">
            <text:p>Ghost</text:p>
          </table:table-cell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Dragon</text:p>
          </table:table-cell>
          <table:table-cell table:style-name="ce111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Dragon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Dragon</text:p>
          </table:table-cell>
          <table:table-cell table:style-name="ce13" table:number-columns-repeated="4"/>
        </table:table-row>
        <table:table-row table:style-name="ro2">
          <table:table-cell table:style-name="ce13" table:number-columns-repeated="4"/>
          <table:table-cell table:style-name="ce111"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Electric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Flying</text:p>
          </table:table-cell>
          <table:table-cell table:style-name="ce13" table:number-columns-repeated="3"/>
        </table:table-row>
        <table:table-row table:style-name="ro2">
          <table:table-cell table:style-name="ce13" table:number-columns-repeated="3"/>
          <table:table-cell table:style-name="ce111" office:value-type="string" calcext:value-type="string">
            <text:p>Poison</text:p>
          </table:table-cell>
          <table:table-cell table:style-name="ce111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Dragon</text:p>
          </table:table-cell>
          <table:table-cell table:style-name="ce111" office:value-type="string" calcext:value-type="string">
            <text:p>Dark</text:p>
          </table:table-cell>
          <table:table-cell table:style-name="ce13" table:number-columns-repeated="2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Flying</text:p>
          </table:table-cell>
          <table:table-cell table:style-name="ce111" office:value-type="string" calcext:value-type="string">
            <text:p>Psychic</text:p>
          </table:table-cell>
          <table:table-cell table:style-name="ce111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Fighting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Normal</text:p>
          </table:table-cell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Rock</text:p>
          </table:table-cell>
          <table:table-cell table:style-name="ce111" office:value-type="string" calcext:value-type="string">
            <text:p>Dark</text:p>
          </table:table-cell>
          <table:table-cell table:style-name="ce111" office:value-type="string" calcext:value-type="string">
            <text:p>Steel</text:p>
          </table:table-cell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Ground</text:p>
          </table:table-cell>
          <table:table-cell table:style-name="ce111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Bug</text:p>
          </table:table-cell>
          <table:table-cell table:style-name="ce111" office:value-type="string" calcext:value-type="string">
            <text:p>Steel</text:p>
          </table:table-cell>
          <table:table-cell table:style-name="ce13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Electric</text:p>
          </table:table-cell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Flying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Bug</text:p>
          </table:table-cell>
          <table:table-cell table:style-name="ce13" table:number-columns-repeated="2"/>
        </table:table-row>
        <table:table-row table:style-name="ro2">
          <table:table-cell table:style-name="ce13" table:number-columns-repeated="3"/>
          <table:table-cell table:style-name="ce111" office:value-type="string" calcext:value-type="string">
            <text:p>Ghost</text:p>
          </table:table-cell>
          <table:table-cell table:style-name="ce111"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Psychic</text:p>
          </table:table-cell>
          <table:table-cell table:style-name="ce111" office:value-type="string" calcext:value-type="string">
            <text:p>Ghost</text:p>
          </table:table-cell>
          <table:table-cell table:style-name="ce114"/>
          <table:table-cell table:style-name="ce13" table:number-columns-repeated="2"/>
        </table:table-row>
        <table:table-row table:style-name="ro2"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Poison</text:p>
          </table:table-cell>
          <table:table-cell table:style-name="ce111" office:value-type="string" calcext:value-type="string">
            <text:p>Flying</text:p>
          </table:table-cell>
          <table:table-cell table:style-name="ce111" office:value-type="string" calcext:value-type="string">
            <text:p>Bug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Grass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Ground</text:p>
          </table:table-cell>
          <table:table-cell table:style-name="ce111" office:value-type="string" calcext:value-type="string">
            <text:p>Rock</text:p>
          </table:table-cell>
          <table:table-cell table:style-name="ce13" table:number-columns-repeated="2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Ice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Electric</text:p>
          </table:table-cell>
          <table:table-cell table:style-name="ce111" office:value-type="string" calcext:value-type="string">
            <text:p>Poison</text:p>
          </table:table-cell>
          <table:table-cell table:style-name="ce111" office:value-type="string" calcext:value-type="string">
            <text:p>Rock</text:p>
          </table:table-cell>
          <table:table-cell table:style-name="ce111" office:value-type="string" calcext:value-type="string">
            <text:p>Steel</text:p>
          </table:table-cell>
        </table:table-row>
        <table:table-row table:style-name="ro2">
          <table:table-cell table:style-name="ce13"/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Rock</text:p>
          </table:table-cell>
          <table:table-cell table:style-name="ce111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Ice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Ground</text:p>
          </table:table-cell>
          <table:table-cell table:style-name="ce111" office:value-type="string" calcext:value-type="string">
            <text:p>Flying</text:p>
          </table:table-cell>
          <table:table-cell table:style-name="ce111" office:value-type="string" calcext:value-type="string">
            <text:p>Dragon</text:p>
          </table:table-cell>
          <table:table-cell table:style-name="ce13"/>
        </table:table-row>
        <table:table-row table:style-name="ro2">
          <table:table-cell table:style-name="ce13" table:number-columns-repeated="4"/>
          <table:table-cell table:style-name="ce111" office:value-type="string" calcext:value-type="string">
            <text:p>Fight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Normal</text:p>
          </table:table-cell>
          <table:table-cell office:value-type="string" calcext:value-type="string">
            <text:p>&gt;</text:p>
          </table:table-cell>
          <table:table-cell table:style-name="ce13" table:number-columns-repeated="5"/>
        </table:table-row>
        <table:table-row table:style-name="ro2">
          <table:table-cell table:style-name="ce13" table:number-columns-repeated="3"/>
          <table:table-cell table:style-name="ce111" office:value-type="string" calcext:value-type="string">
            <text:p>Ground</text:p>
          </table:table-cell>
          <table:table-cell table:style-name="ce111" office:value-type="string" calcext:value-type="string">
            <text:p>Psychic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Poison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Fairy</text:p>
          </table:table-cell>
          <table:table-cell table:style-name="ce114"/>
          <table:table-cell table:style-name="ce13" table:number-columns-repeated="2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Bug</text:p>
          </table:table-cell>
          <table:table-cell table:style-name="ce111" office:value-type="string" calcext:value-type="string">
            <text:p>Ghost</text:p>
          </table:table-cell>
          <table:table-cell table:style-name="ce111"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Psychic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Poison</text:p>
          </table:table-cell>
          <table:table-cell table:style-name="ce114"/>
          <table:table-cell table:style-name="ce13" table:number-columns-repeated="2"/>
        </table:table-row>
        <table:table-row table:style-name="ro2"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Grass</text:p>
          </table:table-cell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Ground</text:p>
          </table:table-cell>
          <table:table-cell table:style-name="ce111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Flying</text:p>
          </table:table-cell>
          <table:table-cell table:style-name="ce111" office:value-type="string" calcext:value-type="string">
            <text:p>Bug</text:p>
          </table:table-cell>
          <table:table-cell table:style-name="ce13"/>
        </table:table-row>
        <table:table-row table:style-name="ro2">
          <table:table-cell table:style-name="ce13" table:number-columns-repeated="2"/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Fight</text:p>
          </table:table-cell>
          <table:table-cell table:style-name="ce111"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Ice</text:p>
          </table:table-cell>
          <table:table-cell table:style-name="ce111" office:value-type="string" calcext:value-type="string">
            <text:p>Rock</text:p>
          </table:table-cell>
          <table:table-cell table:style-name="ce111" office:value-type="string" calcext:value-type="string">
            <text:p>Fairy</text:p>
          </table:table-cell>
          <table:table-cell table:style-name="ce13" table:number-columns-repeated="2"/>
        </table:table-row>
        <table:table-row table:style-name="ro2">
          <table:table-cell table:style-name="ce13" table:number-columns-repeated="3"/>
          <table:table-cell table:style-name="ce111" office:value-type="string" calcext:value-type="string">
            <text:p>Electric</text:p>
          </table:table-cell>
          <table:table-cell table:style-name="ce111" office:value-type="string" calcext:value-type="string">
            <text:p>Grass</text:p>
          </table:table-cell>
          <table:table-cell office:value-type="string" calcext:value-type="string">
            <text:p>&gt;</text:p>
          </table:table-cell>
          <table:table-cell table:style-name="ce113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table:style-name="ce111" office:value-type="string" calcext:value-type="string">
            <text:p>Fire</text:p>
          </table:table-cell>
          <table:table-cell table:style-name="ce111" office:value-type="string" calcext:value-type="string">
            <text:p>Ground</text:p>
          </table:table-cell>
          <table:table-cell table:style-name="ce111" office:value-type="string" calcext:value-type="string">
            <text:p>Rock</text:p>
          </table:table-cell>
          <table:table-cell table:style-name="ce13" table:number-columns-repeated="2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allmoves" table:base-cell-address="$ALL.$H$249" table:cell-range-address="$ALL.$A$1:.$H$249"/>
      </table:named-expressions>
      <table:database-ranges>
        <table:database-range table:name="__Anonymous_Sheet_DB__0" table:target-range-address="ALL.A1:ALL.H249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DPS.A1:DPS.E249" table:display-filter-buttons="true">
          <table:filter>
            <table:filter-and>
              <table:filter-condition table:field-number="0" table:value="Water" table:operator="="/>
            </table:filter-and>
          </table:filter>
          <table:sort>
            <table:sort-by table:field-number="0" table:data-type="automatic"/>
            <table:sort-by table:field-number="1" table:data-type="automatic"/>
            <table:sort-by table:field-number="2" table:order="descending" table:data-type="automatic"/>
          </table:sort>
        </table:database-range>
        <table:database-range table:name="__Anonymous_Sheet_DB__3" table:target-range-address="average.A1:average.E19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Pivot Table_Sheet2_1_1'.A1:'Pivot Table_Pivot Table_Sheet2_1_1'.B22" table:buttons="'Pivot Table_Pivot Table_Sheet2_1_1'.A1 'Pivot Table_Pivot Table_Sheet2_1_1'.A3">
          <table:source-cell-range table:name="allmoves" table:cell-range-address="ALL.A1:ALL.H249"/>
          <table:data-pilot-field table:source-field-name="Type" table:orientation="row" table:used-hierarchy="0" table:function="auto">
            <table:data-pilot-level table:show-empty="false">
              <table:data-pilot-members>
                <table:data-pilot-member table:name="Bug" table:display="true" table:show-details="true"/>
                <table:data-pilot-member table:name="Dark" table:display="true" table:show-details="true"/>
                <table:data-pilot-member table:name="Dragon" table:display="true" table:show-details="true"/>
                <table:data-pilot-member table:name="Electric" table:display="true" table:show-details="true"/>
                <table:data-pilot-member table:name="Fairy" table:display="true" table:show-details="true"/>
                <table:data-pilot-member table:name="Fighting" table:display="true" table:show-details="true"/>
                <table:data-pilot-member table:name="Fire" table:display="true" table:show-details="true"/>
                <table:data-pilot-member table:name="Flying" table:display="true" table:show-details="true"/>
                <table:data-pilot-member table:name="Ghost" table:display="true" table:show-details="true"/>
                <table:data-pilot-member table:name="grass" table:display="true" table:show-details="true"/>
                <table:data-pilot-member table:name="Ground" table:display="true" table:show-details="true"/>
                <table:data-pilot-member table:name="Ice" table:display="true" table:show-details="true"/>
                <table:data-pilot-member table:name="Normal" table:display="true" table:show-details="true"/>
                <table:data-pilot-member table:name="poison" table:display="true" table:show-details="true"/>
                <table:data-pilot-member table:name="Psychic" table:display="true" table:show-details="true"/>
                <table:data-pilot-member table:name="Rock" table:display="true" table:show-details="true"/>
                <table:data-pilot-member table:name="Steel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." table:orientation="data" table:used-hierarchy="0" table:function="average">
            <table:data-pilot-level table:show-empty="false">
              <table:data-pilot-members>
                <table:data-pilot-member table:name="0.4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3" table:display="true" table:show-details="true"/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4" table:display="true" table:show-details="true"/>
                <table:data-pilot-member table:name="0.95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1" table:display="true" table:show-details="true"/>
                <table:data-pilot-member table:name="1.13" table:display="true" table:show-details="true"/>
                <table:data-pilot-member table:name="1.15" table:display="true" table:show-details="true"/>
                <table:data-pilot-member table:name="1.2" table:display="true" table:show-details="true"/>
                <table:data-pilot-member table:name="1.23" table:display="true" table:show-details="true"/>
                <table:data-pilot-member table:name="1.33" table:display="true" table:show-details="true"/>
                <table:data-pilot-member table:name="1.35" table:display="true" table:show-details="true"/>
                <table:data-pilot-member table:name="1.36" table:display="true" table:show-details="true"/>
                <table:data-pilot-member table:name="1.4" table:display="true" table:show-details="true"/>
                <table:data-pilot-member table:name="1.4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51" table:display="true" table:show-details="true"/>
                <table:data-pilot-member table:name="1.56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25" table:display="true" table:show-details="true"/>
                <table:data-pilot-member table:name="2.3" table:display="true" table:show-details="true"/>
                <table:data-pilot-member table:name="2.35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08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5" table:display="true" table:show-details="true"/>
                <table:data-pilot-member table:name="3.6" table:display="true" table:show-details="true"/>
                <table:data-pilot-member table:name="3.6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25" table:display="true" table:show-details="true"/>
                <table:data-pilot-member table:name="4.3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1" number:min-integer-digits="1"/>
    </number:number-style>
    <number:number-style style:name="N123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13:32:35.757081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0:35:57.429324530</meta:creation-date>
    <dc:date>2016-08-20T15:16:16.756612363</dc:date>
    <meta:editing-duration>PT4H16M37S</meta:editing-duration>
    <meta:editing-cycles>145</meta:editing-cycles>
    <meta:generator>LibreOffice/4.2.8.2$Linux_X86_64 LibreOffice_project/420m0$Build-2</meta:generator>
    <meta:document-statistic meta:table-count="6" meta:cell-count="3754" meta:object-count="0"/>
  </office:meta>
</office:document-meta>
</file>